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Таблица1" style:family="table">
      <style:table-properties style:width="20.821cm" fo:margin-left="-2cm" fo:margin-right="-1.82cm" table:align="margins" fo:keep-with-next="always" style:may-break-between-rows="false"/>
    </style:style>
    <style:style style:name="Таблица1.A" style:family="table-column">
      <style:table-column-properties style:column-width="1.783cm" style:rel-column-width="5613*"/>
    </style:style>
    <style:style style:name="Таблица1.B" style:family="table-column">
      <style:table-column-properties style:column-width="3.928cm" style:rel-column-width="12364*"/>
    </style:style>
    <style:style style:name="Таблица1.C" style:family="table-column">
      <style:table-column-properties style:column-width="1.939cm" style:rel-column-width="6101*"/>
    </style:style>
    <style:style style:name="Таблица1.D" style:family="table-column">
      <style:table-column-properties style:column-width="3.835cm" style:rel-column-width="12069*"/>
    </style:style>
    <style:style style:name="Таблица1.E" style:family="table-column">
      <style:table-column-properties style:column-width="1.388cm" style:rel-column-width="4369*"/>
    </style:style>
    <style:style style:name="Таблица1.F" style:family="table-column">
      <style:table-column-properties style:column-width="1.894cm" style:rel-column-width="5962*"/>
    </style:style>
    <style:style style:name="Таблица1.G" style:family="table-column">
      <style:table-column-properties style:column-width="2.482cm" style:rel-column-width="7811*"/>
    </style:style>
    <style:style style:name="Таблица1.H" style:family="table-column">
      <style:table-column-properties style:column-width="1.184cm" style:rel-column-width="3725*"/>
    </style:style>
    <style:style style:name="Таблица1.I" style:family="table-column">
      <style:table-column-properties style:column-width="2.39cm" style:rel-column-width="7521*"/>
    </style:style>
    <style:style style:name="Таблица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Таблица1.B1" style:family="table-cell">
      <style:table-cell-properties fo:padding="0.097cm" fo:border-left="0.002cm solid #000000" fo:border-right="none" fo:border-top="0.002cm solid #000000" fo:border-bottom="0.002cm solid #000000"/>
    </style:style>
    <style:style style:name="Таблица1.I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I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style:font-name="Courier New" fo:font-size="10pt" style:font-name-asian="NSimSun" style:font-size-asian="12pt" style:font-style-asian="normal" style:font-weight-asian="normal" style:font-name-complex="Courier New" style:font-size-complex="12pt" style:font-style-complex="normal" style:font-weight-complex="normal" style:text-overline-style="none" style:text-overline-color="font-color"/>
    </style:style>
    <style:style style:name="P2" style:family="paragraph" style:parent-style-name="Table_20_Contents">
      <style:text-properties style:font-name="Courier New" fo:font-size="10pt" fo:language="ru" fo:country="RU" style:font-name-asian="NSimSun" style:font-size-asian="12pt" style:font-style-asian="normal" style:font-weight-asian="normal" style:font-name-complex="Courier New" style:font-size-complex="12pt" style:font-style-complex="normal" style:font-weight-complex="normal" style:text-overline-style="none" style:text-overline-color="font-color"/>
    </style:style>
    <style:style style:name="P3" style:family="paragraph" style:parent-style-name="Table_20_Contents">
      <style:paragraph-properties fo:margin-top="0cm" fo:margin-bottom="0cm"/>
      <style:text-properties style:font-name="Courier New" fo:font-size="10pt" style:font-name-asian="NSimSun" style:font-size-asian="12pt" style:font-style-asian="normal" style:font-weight-asian="normal" style:font-name-complex="Courier New" style:font-size-complex="12pt" style:font-style-complex="normal" style:font-weight-complex="normal" style:text-overline-style="none" style:text-overline-color="font-color"/>
    </style:style>
    <style:style style:name="P4" style:family="paragraph" style:parent-style-name="Standard">
      <style:text-properties style:font-name="Courier New" fo:font-size="10pt" style:font-name-asian="NSimSun" style:font-size-asian="12pt" style:font-style-asian="normal" style:font-weight-asian="normal" style:font-name-complex="Courier New" style:font-size-complex="12pt" style:font-style-complex="normal" style:font-weight-complex="normal" style:text-overline-style="none" style:text-overline-color="font-color"/>
    </style:style>
    <style:style style:name="P5" style:family="paragraph" style:parent-style-name="Preformatted_20_Text">
      <style:text-properties style:font-name="Courier New" fo:font-size="10pt" style:font-name-asian="NSimSun" style:font-size-asian="12pt" style:font-style-asian="normal" style:font-weight-asian="normal" style:font-name-complex="Courier New" style:font-size-complex="12pt" style:font-style-complex="normal" style:font-weight-complex="normal" style:text-overline-style="none" style:text-overline-color="font-color"/>
    </style:style>
    <style:style style:name="P6" style:family="paragraph" style:parent-style-name="Table_20_Contents">
      <style:text-properties style:font-name="Courier New" fo:font-size="10pt" style:font-name-asian="NSimSun" style:font-size-asian="12pt" style:font-style-asian="normal" style:font-weight-asian="normal" style:font-name-complex="Courier New" style:font-size-complex="12pt" style:font-style-complex="normal" style:font-weight-complex="normal" style:text-overline-style="none" style:text-overline-color="font-color"/>
    </style:style>
    <style:style style:name="P7" style:family="paragraph" style:parent-style-name="Table_20_Contents">
      <style:text-properties style:font-name="Courier New" fo:font-size="10pt" fo:font-weight="bold" style:font-name-asian="NSimSun" style:font-size-asian="12pt" style:font-style-asian="normal" style:font-weight-asian="bold" style:font-name-complex="Courier New" style:font-size-complex="12pt" style:font-style-complex="normal" style:font-weight-complex="bold" style:text-overline-style="none" style:text-overline-color="font-color"/>
    </style:style>
    <style:style style:name="P8" style:family="paragraph" style:parent-style-name="Table_20_Contents">
      <style:text-properties style:font-name="Courier New" fo:font-size="10pt" fo:font-weight="normal" style:font-name-asian="NSimSun" style:font-size-asian="12pt" style:font-style-asian="normal" style:font-weight-asian="normal" style:font-name-complex="Courier New" style:font-size-complex="12pt" style:font-style-complex="normal" style:font-weight-complex="normal" style:text-overline-style="none" style:text-overline-color="font-color"/>
    </style:style>
    <style:style style:name="T1" style:family="text">
      <style:text-properties style:font-name="Calibri"/>
    </style:style>
    <style:style style:name="T2" style:family="text">
      <style:text-properties fo:language="en" fo:country="US"/>
    </style:style>
    <style:style style:name="T3" style:family="text">
      <style:text-properties fo:language="ru" fo:country="RU"/>
    </style:style>
    <style:style style:name="T4" style:family="text">
      <style:text-properties fo:font-weight="normal"/>
    </style:style>
    <style:style style:name="T5"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table-column table:style-name="Таблица1.G"/>
        <table:table-column table:style-name="Таблица1.H"/>
        <table:table-column table:style-name="Таблица1.I"/>
        <table:table-row>
          <table:table-cell table:style-name="Таблица1.A1" office:value-type="string">
            <text:p text:style-name="P1"/>
          </table:table-cell>
          <table:table-cell table:style-name="Таблица1.B1" office:value-type="string">
            <text:p text:style-name="P1"/>
          </table:table-cell>
          <table:table-cell table:style-name="Таблица1.B1" office:value-type="string">
            <text:p text:style-name="P1"/>
          </table:table-cell>
          <table:table-cell table:style-name="Таблица1.B1" office:value-type="string">
            <text:p text:style-name="P1"/>
          </table:table-cell>
          <table:table-cell table:style-name="Таблица1.B1" office:value-type="string">
            <text:p text:style-name="P1"/>
          </table:table-cell>
          <table:table-cell table:style-name="Таблица1.B1" office:value-type="string">
            <text:p text:style-name="P1"/>
          </table:table-cell>
          <table:table-cell table:style-name="Таблица1.B1" office:value-type="string">
            <text:p text:style-name="P1"/>
          </table:table-cell>
          <table:table-cell table:style-name="Таблица1.B1" office:value-type="string">
            <text:p text:style-name="P1"/>
          </table:table-cell>
          <table:table-cell table:style-name="Таблица1.I1" office:value-type="string">
            <text:p text:style-name="P1"/>
          </table:table-cell>
        </table:table-row>
        <table:table-row>
          <table:table-cell table:style-name="Таблица1.A2" office:value-type="string">
            <text:p text:style-name="P3">Название задания</text:p>
            <text:p text:style-name="P3"/>
          </table:table-cell>
          <table:table-cell table:style-name="Таблица1.A2" office:value-type="string">
            <text:p text:style-name="P1">Происходящее</text:p>
          </table:table-cell>
          <table:table-cell table:style-name="Таблица1.A2" office:value-type="string">
            <text:p text:style-name="P1">Цели</text:p>
          </table:table-cell>
          <table:table-cell table:style-name="Таблица1.A2" office:value-type="string">
            <text:p text:style-name="P1">Диалог</text:p>
          </table:table-cell>
          <table:table-cell table:style-name="Таблица1.A2" office:value-type="string">
            <text:p text:style-name="P1">Локация</text:p>
          </table:table-cell>
          <table:table-cell table:style-name="Таблица1.A2" office:value-type="string">
            <text:p text:style-name="P1">награда</text:p>
          </table:table-cell>
          <table:table-cell table:style-name="Таблица1.A2" office:value-type="string">
            <text:p text:style-name="P1">Способ получения</text:p>
          </table:table-cell>
          <table:table-cell table:style-name="Таблица1.A2" office:value-type="string">
            <text:p text:style-name="P1">тип</text:p>
          </table:table-cell>
          <table:table-cell table:style-name="Таблица1.I2" office:value-type="string">
            <text:p text:style-name="P1">бои</text:p>
          </table:table-cell>
        </table:table-row>
        <table:table-row>
          <table:table-cell table:style-name="Таблица1.A2" office:value-type="string">
            <text:p text:style-name="Preformatted_20_Text">«<text:span text:style-name="T1">Стражи порядка»</text:span></text:p>
          </table:table-cell>
          <table:table-cell table:style-name="Таблица1.A2" office:value-type="string">
            <text:p text:style-name="Preformatted_20_Text">Игрок подходит к торговцу, который что-то крайне возмущённо говорит. Начинается диалог 1. </text:p>
            <text:p text:style-name="Preformatted_20_Text">Приняв задание, игроку следует отправиться к воротам и выбрать направление «запад». </text:p>
            <text:p text:style-name="Preformatted_20_Text">Всего на выбор их три:</text:p>
            <text:p text:style-name="Preformatted_20_Text">Запад</text:p>
            <text:p text:style-name="Preformatted_20_Text">Восток</text:p>
            <text:p text:style-name="Preformatted_20_Text">Север </text:p>
            <text:p text:style-name="Preformatted_20_Text">Отправившись на запад, игрок выйдет на тракт. Пройдя по нему некоторое расстояние, он увидит разбитую повозку и сидящих возле неё бандитов. Один из них вскакивает, начинается диалог 2. </text:p>
            <text:p text:style-name="Preformatted_20_Text">При получении цели 2 игроку следует отправиться в Кастомаки и вновь поговорить с торговцем. Подойдя к разбитой телеге игрок может сказать купцу о прячущихся бандитах(только если он оставил их в живых во время диалога 2). В таком случае запустится бой 2. Если же игрок не предупредит торговца, бандиты атакуют с разных сторон, но торговец успевает перед смертью выстрелить и <text:soft-page-break/>ранить одного из них. Главарь бандитов говорит: «Послушай, друг... а почему бы нам не убить тебя и не забрать всё?» Начинается бой 3.</text:p>
            <text:p text:style-name="Preformatted_20_Text">Если же игрок убил бандитов заранее, торговец просто забирает груз. </text:p>
            <text:p text:style-name="Preformatted_20_Text">Если игрок в диалоге 1 не требовал платы с торговца, тот ещё раз сердечно благодарит его и представится. Торговца зовут Хильгримм. Игрок тоже представится. Хильгримм предложит выпить. Игрок может отказаться, чем завершит квест, или согласиться, что запустит цель 3. </text:p>
            <text:p text:style-name="Preformatted_20_Text">Если же торговец погиб, игрок может свободно обыскать повозку с грузом и его труп. Если торговец остался жив, игрок может обыскать только трупы бандитов. </text:p>
            <text:p text:style-name="Preformatted_20_Text">Игрок должен вернуться в Кастомаки и выбрать из вариантов </text:p>
            <text:p text:style-name="Preformatted_20_Text">«На рынок» </text:p>
            <text:p text:style-name="Preformatted_20_Text">«Домой» </text:p>
            <text:p text:style-name="Preformatted_20_Text">«К воротам»</text:p>
            <text:p text:style-name="Preformatted_20_Text">«В переулок»</text:p>
            <text:p text:style-name="Preformatted_20_Text">«В трактир»</text:p>
            <text:p text:style-name="Preformatted_20_Text">последний. </text:p>
            <text:p text:style-name="Preformatted_20_Text">Оказавшись в трактире, игрок и купец садятся за столик. Купец платит за выпивку и начинается диалог 3.</text:p>
            <text:p text:style-name="Preformatted_20_Text">Если игрок не стал пить, он <text:soft-page-break/>может попытаться выкрасть что-либо из кармана пьяного купца. Если ловкость игрока равна или больше 2-х, ему удаётся украсть </text:p>
            <text:p text:style-name="Preformatted_20_Text">200 медяков. </text:p>
            <text:p text:style-name="Preformatted_20_Text">Если игрок стал пить, он вырубается и просыпается на полу трактира. Рядом лежит локрийский револьвер(сила+1, меткость+3), а рядом с ним записка: «Прошу принять его в оплату за ваш подвиг. Уверен, такому храброму воину он сослужит добрую службу. Я проснулся в этом трактире на заре и уже уезжаю. Вас я будить не стал. </text:p>
            <text:p text:style-name="Preformatted_20_Text"><text:s/>-Хильгримм Годрисон.».</text:p>
            <text:p text:style-name="Preformatted_20_Text">Игрок улыбается и встаёт из-за стола. Его голова раскалывается от похмелья. Задание выполнено.</text:p>
            <text:p text:style-name="Preformatted_20_Text"><text:s/></text:p>
            <text:p text:style-name="Preformatted_20_Text"/>
            <text:p text:style-name="Preformatted_20_Text"><text:s/></text:p>
            <text:p text:style-name="Preformatted_20_Text"/>
          </table:table-cell>
          <table:table-cell table:style-name="Таблица1.A2" office:value-type="string">
            <text:p text:style-name="Preformatted_20_Text">1) Найти логово бандитов на Западном Тракте. </text:p>
            <text:p text:style-name="Preformatted_20_Text">2) Вернуться к торговцу И привести его к товару. </text:p>
            <text:p text:style-name="Preformatted_20_Text">3)отправиться в трактир.</text:p>
          </table:table-cell>
          <table:table-cell table:style-name="Таблица1.A2" office:value-type="string">
            <text:p text:style-name="Preformatted_20_Text">1) Торговец: Эти Варнийцы ещё хуже Анрогоцев! Жадные ублюдки! Они отобрали у меня 90% товара и назвали это пошлиной! Подумать только... Какая к дьяволу пошлина, это настоящий грабёж! Теперь вся поездка не окупится! Мне даже не на что добраться до дома! </text:p>
            <text:p text:style-name="Preformatted_20_Text">Игрок: </text:p>
            <text:p text:style-name="Preformatted_20_Text">а)Вступить в разговор </text:p>
            <text:p text:style-name="Preformatted_20_Text">Б) Пройти мимо <text:s/></text:p>
            <text:p text:style-name="Preformatted_20_Text">При выборе варианта Б диалог обрывается. Задание при этом всё ещё можно взять. </text:p>
            <text:p text:style-name="Preformatted_20_Text">При выборе варианта а): </text:p>
            <text:p text:style-name="Preformatted_20_Text">Игрок: Простите, сир, из какой вы страны? </text:p>
            <text:p text:style-name="Preformatted_20_Text">Торговец: Из Локрии. </text:p>
            <text:p text:style-name="Preformatted_20_Text">Игрок: в таком случае, пошлина должна быть не более 10%. Она такова ещё со времён Расцвета Магии. Скорее всего, вы просто наткнулись на бандитов, прикинувшихся стражей. </text:p>
            <text:p text:style-name="Preformatted_20_Text">Торговец: Вот чёрт! Вы похожи на воина, добрый человек. Не могли бы вы помочь мне вернуть мой товар? </text:p>
            <text:p text:style-name="Preformatted_20_Text">Игрок: а)Конечно, но не бесплатно </text:p>
            <text:p text:style-name="Preformatted_20_Text"><text:s text:c="7"/>б) <text:soft-page-break/>Конечно! </text:p>
            <text:p text:style-name="Preformatted_20_Text"><text:s text:c="7"/>в) У меня пока нет времени. </text:p>
            <text:p text:style-name="Preformatted_20_Text">Варианты а и б так или иначе начинают задание. Влияют они лишь на награду за его выполнение. </text:p>
            <text:p text:style-name="Preformatted_20_Text">При варианте а или б: </text:p>
            <text:p text:style-name="Preformatted_20_Text">Торговец: Ох, спасибо. Буду ждать вас. </text:p>
            <text:p text:style-name="Preformatted_20_Text">При варианте в: </text:p>
            <text:p text:style-name="Preformatted_20_Text">Эх, очень жаль. Что ж, может вы ещё передумаете... Я предлагаю вам плату в 50% от моего товара! </text:p>
            <text:p text:style-name="Preformatted_20_Text">Игрок:</text:p>
            <text:p text:style-name="Preformatted_20_Text">А) Я согласен! <text:s text:c="4"/></text:p>
            <text:p text:style-name="Preformatted_20_Text">Б) Вы меня не убедили. Прощайте. </text:p>
            <text:p text:style-name="Preformatted_20_Text">При выборе варианта б диалог обрывается. Задание всё ещё можно взять. В таком случае торговец скажет «Ну что, передумали?». </text:p>
            <text:p text:style-name="Preformatted_20_Text">Игрок: </text:p>
            <text:p text:style-name="Preformatted_20_Text">а) Да. </text:p>
            <text:p text:style-name="Preformatted_20_Text">б) Нет. </text:p>
            <text:p text:style-name="Preformatted_20_Text">Вариант б вновь обрывает диалог. </text:p>
            <text:p text:style-name="Preformatted_20_Text">2) Главарь бандитов: О! Гляди, парни, кажется, у нас тут герой нашёлся! Даю дружеский совет: вали отсюда. </text:p>
            <text:p text:style-name="Preformatted_20_Text">Игрок: </text:p>
            <text:p text:style-name="Preformatted_20_Text">а) И не подумаю. Умрите!(запускает бой 1). </text:p>
            <text:p text:style-name="Preformatted_20_Text">б) Господа, мы можем договориться! </text:p>
            <text:p text:style-name="Preformatted_20_Text">При выборе варианта б: </text:p>
            <text:p text:style-name="Preformatted_20_Text">Главарь бандитов заинтересованно смотрит на игрока: и что ты можешь нам <text:soft-page-break/>предложить? </text:p>
            <text:p text:style-name="Preformatted_20_Text">Бандит подходит ближе. </text:p>
            <text:p text:style-name="Preformatted_20_Text">Игрок: </text:p>
            <text:p text:style-name="Preformatted_20_Text">а) Смерть!(игрок быстро убивает главаря, запускается бой 1, но среди противников нет главаря бандитов). </text:p>
            <text:p text:style-name="Preformatted_20_Text">б) Вы притаитесь в кустах, а я приведу сюда торговца. Убьём его и разделим то, что у него есть. </text:p>
            <text:p text:style-name="Preformatted_20_Text">При выборе варианта б:</text:p>
            <text:p text:style-name="Preformatted_20_Text">Главарь: Хм, а ты прав. Я согласен.</text:p>
            <text:p text:style-name="Preformatted_20_Text">По окончанию боя 1, либо после этих слов главаря появляется цель 2. </text:p>
            <text:p text:style-name="Preformatted_20_Text">3) </text:p>
            <text:p text:style-name="Preformatted_20_Text">Хильгримм: Хорошо, что ты им задал. Давно не встречал такого смелого воина.Я думаю, что ты можешь сравниться с героями древноти. Но это я думаю, а уверен я в том, что надо выпить! </text:p>
            <text:p text:style-name="Preformatted_20_Text">Игрок: </text:p>
            <text:p text:style-name="Preformatted_20_Text">а) Извини, что-то не хочется. </text:p>
            <text:p text:style-name="Preformatted_20_Text">б)Конечно! </text:p>
            <text:p text:style-name="Preformatted_20_Text">При выборе варианта б игрок довольно быстро отключается и диалог кончается. </text:p>
            <text:p text:style-name="Preformatted_20_Text">При выборе варианта а)</text:p>
            <text:p text:style-name="Preformatted_20_Text">Хильгримм: Ну, как хочешь.</text:p>
            <text:p text:style-name="Preformatted_20_Text">Торговец пьёт и вскоре пьянеет, после чего уходит. Диалог кончается. </text:p>
            <text:p text:style-name="Preformatted_20_Text"/>
            <text:p text:style-name="Preformatted_20_Text"/>
            <text:p text:style-name="Preformatted_20_Text"/>
            <text:p text:style-name="Preformatted_20_Text"/>
            <text:p text:style-name="Preformatted_20_Text"><text:soft-page-break/></text:p>
            <text:p text:style-name="Preformatted_20_Text"/>
            <text:p text:style-name="Preformatted_20_Text"/>
            <text:p text:style-name="Preformatted_20_Text"/>
            <text:p text:style-name="Preformatted_20_Text"/>
          </table:table-cell>
          <table:table-cell table:style-name="Таблица1.A2" office:value-type="string">
            <text:p text:style-name="Preformatted_20_Text">Кастомаки: рынок, Западный Тракт</text:p>
          </table:table-cell>
          <table:table-cell table:style-name="Таблица1.A2" office:value-type="string">
            <text:p text:style-name="Preformatted_20_Text">За обыск трупов бандитов: </text:p>
            <text:p text:style-name="Preformatted_20_Text">ржавая сабля(сила+1, ловкость+1), 60 медяков, </text:p>
            <text:p text:style-name="Preformatted_20_Text">метка с изображением волка(для задания «ограбление по-кириански». </text:p>
            <text:p text:style-name="Preformatted_20_Text">За обыск трупа торговца:</text:p>
            <text:p text:style-name="Preformatted_20_Text">локрийский револьвер, медяки:200.</text:p>
            <text:p text:style-name="Preformatted_20_Text">За выполнение задания: опыт:100. </text:p>
            <text:p text:style-name="Preformatted_20_Text"/>
          </table:table-cell>
          <table:table-cell table:style-name="Таблица1.A2" office:value-type="string">
            <text:p text:style-name="Preformatted_20_Text">Зайти на рынок города и подойти к стоящему неподалёку <text:s/>торговцу, после выбрать вариант «вступить в разговор».</text:p>
          </table:table-cell>
          <table:table-cell table:style-name="Таблица1.A2" office:value-type="string">
            <text:p text:style-name="Preformatted_20_Text">побочное</text:p>
          </table:table-cell>
          <table:table-cell table:style-name="Таблица1.I2" office:value-type="string">
            <text:p text:style-name="P1">1) </text:p>
            <text:p text:style-name="P1">Противники: </text:p>
            <text:p text:style-name="P1">Главарь бандитов: </text:p>
            <text:p text:style-name="P1">сила: 2</text:p>
            <text:p text:style-name="P1">ловкость:2</text:p>
            <text:p text:style-name="P1">меткость:1 </text:p>
            <text:p text:style-name="P1">восприятие:2</text:p>
            <text:p text:style-name="P1">удача:0</text:p>
            <text:p text:style-name="P1">магия:0 </text:p>
            <text:p text:style-name="P1">Бандит(их 2):</text:p>
            <text:p text:style-name="P1">Сила:1</text:p>
            <text:p text:style-name="P1">Ловкость:1</text:p>
            <text:p text:style-name="P1">меткость:1 </text:p>
            <text:p text:style-name="P1">остальное по нулям. </text:p>
            <text:p text:style-name="P1">3)</text:p>
            <text:p text:style-name="P1">Противники: </text:p>
            <text:p text:style-name="P1">Главарь бандитов, </text:p>
            <text:p text:style-name="P1">Раненый бандит: </text:p>
            <text:p text:style-name="P1">Ловкость:1</text:p>
            <text:p text:style-name="P1">Меткость:1</text:p>
            <text:p text:style-name="P1">Сила:1</text:p>
            <text:p text:style-name="P1">остальное по нулям. </text:p>
            <text:p text:style-name="P1">Бандит. </text:p>
            <text:p text:style-name="P1">2) </text:p>
            <text:p text:style-name="P1">Враги: в точности, как в бою 1.</text:p>
            <text:p text:style-name="P1">Союзники: </text:p>
            <text:p text:style-name="P1">Торговец: </text:p>
            <text:p text:style-name="P1">Сила:3</text:p>
            <text:p text:style-name="P1">Меткость:4</text:p>
            <text:p text:style-name="P1">Ловкость:1</text:p>
            <text:p text:style-name="P1">Удача:1</text:p>
            <text:p text:style-name="P1">Магия:0 </text:p>
            <text:p text:style-name="P1">восприятие:4 </text:p>
            <text:p text:style-name="P1">вооружён револьвером. </text:p>
            <text:p text:style-name="P1">Если торговец умирает,задание провалено. </text:p>
            <text:p text:style-name="P1"><text:s/></text:p>
            <text:p text:style-name="P1"><text:s/></text:p>
          </table:table-cell>
        </table:table-row>
        <table:table-row>
          <table:table-cell table:style-name="Таблица1.A2" office:value-type="string">
            <text:p text:style-name="P3">Название задания</text:p>
            <text:p text:style-name="P3"/>
          </table:table-cell>
          <table:table-cell table:style-name="Таблица1.A2" office:value-type="string">
            <text:p text:style-name="P1">Происходящее</text:p>
          </table:table-cell>
          <table:table-cell table:style-name="Таблица1.A2" office:value-type="string">
            <text:p text:style-name="P1">Цели</text:p>
          </table:table-cell>
          <table:table-cell table:style-name="Таблица1.A2" office:value-type="string">
            <text:p text:style-name="P1">Диалог</text:p>
          </table:table-cell>
          <table:table-cell table:style-name="Таблица1.A2" office:value-type="string">
            <text:p text:style-name="P1">Локация</text:p>
          </table:table-cell>
          <table:table-cell table:style-name="Таблица1.A2" office:value-type="string">
            <text:p text:style-name="P1">награда</text:p>
          </table:table-cell>
          <table:table-cell table:style-name="Таблица1.A2" office:value-type="string">
            <text:p text:style-name="P1">Способ получения</text:p>
          </table:table-cell>
          <table:table-cell table:style-name="Таблица1.A2" office:value-type="string">
            <text:p text:style-name="P1">тип</text:p>
          </table:table-cell>
          <table:table-cell table:style-name="Таблица1.I2" office:value-type="string">
            <text:p text:style-name="P1">бои</text:p>
          </table:table-cell>
        </table:table-row>
        <table:table-row>
          <table:table-cell table:style-name="Таблица1.A2" office:value-type="string">
            <text:p text:style-name="P1">«Ограбление по-кириански»</text:p>
          </table:table-cell>
          <table:table-cell table:style-name="Таблица1.A2" office:value-type="string">
            <text:p text:style-name="P1">Игрок отходит в сторону от рыночной площади и сворачивает в сторону. Мрак переулка окутывает его. Внезапно он замечает странного человека, стоящего у входа в какой-то подвал. Какие-то секунды любопытство борется с опасением,и игрок решает... </text:p>
            <text:p text:style-name="P1">а) Пройти мимо </text:p>
            <text:p text:style-name="P1">б) Поговорить с мужчиной. </text:p>
            <text:p text:style-name="P1">При выборе варианта б начинается диалог 1. </text:p>
            <text:p text:style-name="P1">Убив стражника или договорившись с ним, игрок входит в помещение и видит там около пятнадцати человек, одетых в меховые плащи и короткие штаны. Если игрок не стал сражаться со стражником, начинается диалог 2, если же игрок его убил, начинается диалог 3. </text:p>
            <text:p text:style-name="P1">Если по окончанию диалога игрок входит в доверие к бандитам, начинается диалог 4. </text:p>
            <text:p text:style-name="P1">Если игрок получает цели 1) или 2) он должен <text:soft-page-break/>дождаться указанного времени(можно пропустить время, отдохнув дома). </text:p>
            <text:p text:style-name="P1">Так же игрок имеет возможность подойти к страже и поговорить с бойцами. Тогда запуститься диалог 5. Если игрок получает цель 3, он может завести стражу подальше от логова, после чего сказать, что бандиты скрылись. Это чуть облегчит ограбление. Псоле этого цель 3 всё равно считается выполненной. </text:p>
            <text:p text:style-name="P1">Если игрок приводит стражу к кирианцам, начинается бой 3). </text:p>
            <text:p text:style-name="P1">Если игрок побеждает в бою, задание считается выполненным.</text:p>
            <text:p text:style-name="P1"/>
            <text:p text:style-name="P1">Выполнение цели 1) и последующих событий: </text:p>
            <text:p text:style-name="P1">Вечером игрок приходит в трущобы. Небольшие, покосившиеся халупы буквально лезут друг на друга. Здесь живёт бедная половина населения Варнии. Это люди, работавшие на заводах, бывшие строителями до тех пор, пока их места не заняли големы. Они потребляли меньше ресурсов и не требовали платы. Вскоре обедневший рабочий класс погряз в долгах, от чего люто ненавидел банки. <text:soft-page-break/>За этим вы и пришли. Навстречу игроку выходят несколько бедняков. Они удивлены появлением относительно богато одетого человека в трущобах, но вместе с тем в их взглядах читалась зависть и ненависть. Один из бедняков подходит к игроку и просит милостыни. Начинается диалог 6. </text:p>
            <text:p text:style-name="P1">Если диалог 6 окончился миром, и<text:span text:style-name="T3">грок надевает маску и ведёт бедняков к Площади Освобождения. </text:span></text:p>
            <text:p text:style-name="P2">Если же начался бой 4, то в случае победы игрока бедняки расступятся, провожая его злобными взглядами. Игрок придёт на Площадь в одиночестве. </text:p>
            <text:p text:style-name="P2">На Площади игрок встречает Харона и остальной отряд. Начинается диалог 7. </text:p>
            <text:p text:style-name="P1"><text:span text:style-name="T3">После взрыва ворот банка Вира замечает два отряда стражи, заходящие с разных сторон. Если с отрядом есть бедняки, они бросаются на стражу, а игрок и кирианцы бегут в банк. Начинается бой 5). Если <text:s/>же бедняков с отрядом нет, путь им преграждает Харон и один из кирианцев. Остальные вбегают в банк и попадают </text:span><text:soft-page-break/><text:span text:style-name="T3">под обстрел охраны. Одного из кирианцев убивают сразу, Вира заходит к противнику с тыла и убивает двоих охранников. Начинается бой 6)</text:span></text:p>
            <text:p text:style-name="P1">Если здоровье Виры, Харона или одного из кирианцев( только одного, второй может умереть) доходит до нуля, они больше не участвуют в сражениях, но продолжают идти за игроком, так как эти персонажи не умирают, а получают серьёзные раны. </text:p>
            <text:p text:style-name="P1">Когда игрок и союзники вбегают на второй этаж банка и начинают двигаться к хранилищу, раздаётся выстрел. Вира падает на колени. </text:p>
            <text:p text:style-name="P1">Если с отрядом есть Харон, пуля попадает ему в сердце и он умирает. Начинается диалог 8. </text:p>
            <text:p text:style-name="P1">Выполнение цели 2 и последующих событий: </text:p>
            <text:p text:style-name="P1">К закату игрок должен вернуться в логово кирианцев, после чего запуститься диалог 9. </text:p>
            <text:p text:style-name="P1">Преодолев сеть из улиц, поворотов и площадей, игрок и кирианский отряд добираются до Грегсвилля. </text:p>
            <text:p text:style-name="P1">Вира говорит, что игрок должен спрятаться за поворотом и заблокировать выход инспекторам. </text:p>
            <text:p text:style-name="P1"><text:soft-page-break/>Когда на горизонте появляется нужный отряд, Вира даёт отмашку, и кирианцы прячутся, пусть и не слишком хорошо. Видно, что эти воины не привыкли скрываться. </text:p>
            <text:p text:style-name="P1">Сидя в своём укрытии, игрок слышит разговор двоих солдат: </text:p>
            <text:p text:style-name="P1">-Слушайте, капитан, а что, ежели мы, ну, немного позаимствуем у этих банкиров... Зарплату-то нам крохотную платят, а в Локрии, я слыхал, она побольше будет. -Заткнись! Не стоит говорить об этом на улице. А что и у кого заимствовать, я сам разберусь. Ещё раз заикнёшься об этом — под трибунал пущу, ясно тебе. </text:p>
            <text:p text:style-name="P1">Третий голос: Постойте-ка капитан. Видите вон тех ребят. Как-то странно они стоят. Небось засаду готовят. </text:p>
            <text:p text:style-name="P1">Капитан: Сейчас прове... </text:p>
            <text:p text:style-name="P1">Вира метким выстрелом убивает капитана, начинается бой 7)</text:p>
            <text:p text:style-name="P1">По окончанию боя кирианцы скидывают трупы в трущобы( они расположены ниже основных районов), предварительно надев униформу инспекторов и направляются в банк. Там их <text:soft-page-break/>спокойно пропускают, и они проходят на второй этаж. У входа в хранилище стоит двое охранников. Начинается диалог 10). </text:p>
            <text:p text:style-name="P1">Когда игрок и кирианцы каким-либо образом попадают в хранилище, Вира или Харон(если он жив) хватает связку ключей, лежащую на столе неподалёку и начинает вскрывать ячейки. Награбленное кирианцы складывают в мешки и выбрасывают из окна в повозку, стоящую там. </text:p>
            <text:p text:style-name="P1">Если игрок пробрался в хранилище подкупом, Вира тихо говорит: Нам не нужны лишние глаза. </text:p>
            <text:p text:style-name="P1">Она и Харон(если он жив) подходят к выходу и резко убивают двоих охранников. Если <text:s/>Харон мёртв, к Вире присоединяется сам Игрок. Если параметр ловкости игрок равен 3( или выше 3-х), всё проходит удачно, но если параметр ловкости игрока ниже 3-х, охранник уклоняется и вызывает подкрепление Вира убивает его, Харон бросает на лестницу бомбу, которая убивает подоспевших солдат, но сам умирает от их пуль. раздаётся <text:soft-page-break/>выстрел. Вира падает на колени. </text:p>
            <text:p text:style-name="P1">Если с отрядом есть Харон, пуля попадает ему в сердце и он умирает. Начинается диалог 8. </text:p>
            <text:p text:style-name="P1">Чем бы ни закончился диалог 8, задание в любом случае будет выполнено. <text:s text:c="4"/></text:p>
            <text:p text:style-name="P1"/>
            <text:p text:style-name="P1"/>
          </table:table-cell>
          <table:table-cell table:style-name="Таблица1.A2" office:value-type="string">
            <text:p text:style-name="P1">1) Отправиться в трущобы незадолго до полуночи. </text:p>
            <text:p text:style-name="P1">2)Дождаться вечера и встретиться с Вирой в укрытии кирианцев. </text:p>
            <text:p text:style-name="P1">3) Привести стражу к логову кирианцев.</text:p>
          </table:table-cell>
          <table:table-cell table:style-name="Таблица1.A2" office:value-type="string">
            <text:p text:style-name="P1">1) Если игрок одет по-локрийски(рубаха, штаны)или как-то иначе( кроме кирианского костюма):</text:p>
            <text:p text:style-name="P1">Подозрительный тип: Эй, ты! Тебе здесь не рады. А ну пошёл прочь. </text:p>
            <text:p text:style-name="P1">Игрок: </text:p>
            <text:p text:style-name="P1">А) Ладно, ладно успокойся(уйти и отказаться от задания) </text:p>
            <text:p text:style-name="P1">б)А ну отошёл прочь, придурок. Я пришёл к главарю. </text:p>
            <text:p text:style-name="P1">в) Ох, зря ты это сделал... Сейчас я научу тебя хорошим манерам!</text:p>
            <text:p text:style-name="P1">При выборе варианта а начинается бой 1. </text:p>
            <text:p text:style-name="P1">г)Погоди. У меня есть пропуск(данный вариант доступен только при наличии метки с изображением волка в инвентаре). </text:p>
            <text:p text:style-name="P1">При выборе варианта б или г игрока пропускают. </text:p>
            <text:p text:style-name="P1">Если игрок одет по-кириански, его пропускают без вопросов. </text:p>
            <text:p text:style-name="P1">2)Главарь Кирианцев: О, новобранец. Что ж, для нас каждый человек на счету. <text:s/></text:p>
            <text:p text:style-name="P1">Какая-то девушка из кирианцев: Харон, не стоит так открыто <text:soft-page-break/>говорить здесь на Всеобщем. Нас могут услышать. </text:p>
            <text:p text:style-name="P1">Харон: Пожалуй, ты права. <text:span text:style-name="T2">Ne'ph tarus? Olr dairev humm... </text:span></text:p>
            <text:p text:style-name="P2">Игрок: </text:p>
            <text:p text:style-name="P2">а) Я не говорю по-кириански или Алькнерски. </text:p>
            <text:p text:style-name="P1">б) Эм... <text:span text:style-name="T2">Ash nazg durbatuluk? </text:span></text:p>
            <text:p text:style-name="P2">Варианты в и г доступны только если в начале игры игрок выбрал, что он является потомком кирианцев </text:p>
            <text:p text:style-name="P2">в) <text:span text:style-name="T2">Tarh'enn dayor, dannet(</text:span>Я сам решил к вам присоединится) </text:p>
            <text:p text:style-name="P2">г) <text:span text:style-name="T2">Tirsh, darhen! Os na dor hellcum. </text:span>(Заткнись, жалкое создание! Ты тут больше не главный.) </text:p>
            <text:p text:style-name="P2">При выборе варианта а: </text:p>
            <text:p text:style-name="P2">Харон: Что ж, ожидаемо. Нам нужны любые люди.</text:p>
            <text:p text:style-name="P2">Вира: Пожалуй, следует его проверить. </text:p>
            <text:p text:style-name="P2"><text:s/>Харон: И правда. Эй, новичок, покажи метку. </text:p>
            <text:p text:style-name="P2">Игрок(если метка есть в инвентаре): конечно. </text:p>
            <text:p text:style-name="P2">Игрок(если метки нет): Эмм... какую метку? </text:p>
            <text:p text:style-name="P2">Харон(если метки нет): Без метки тебя бы не пропустили... В любом случае, лишние уши нам ни к чему. </text:p>
            <text:p text:style-name="P2">Начинается бой 2. </text:p>
            <text:p text:style-name="P2">Если у игрока есть метка, Харон говорит:Отлично. Я знал, что без метки сюда не пропускают. <text:soft-page-break/>Извини за эти формальности. Вира просто вечно всех в чём-то подозревает. </text:p>
            <text:p text:style-name="P2">При выборе варианта б: </text:p>
            <text:p text:style-name="P2">Харон(смеясь): Вот, я говорил тебе, Вира! Не может весь отряд состоять из чистокровных кирианцев. И в Кирт<text:span text:style-name="T2">'</text:span>арроше не каждый сейчас знает древний язык. </text:p>
            <text:p text:style-name="P2">Вира: Это не смешно, а подозрительно. Это дело слишком серьёзно, чтоб набирать туда кого попало. </text:p>
            <text:p text:style-name="P2">Харон: И правда. Эй, новичок, покажи метку. </text:p>
            <text:p text:style-name="P2">Игрок(если метка есть в инвентаре): конечно. </text:p>
            <text:p text:style-name="P2">Игрок(если метки нет): Эмм... какую метку? </text:p>
            <text:p text:style-name="P2">Харон(если метки нет): Без метки тебя бы не пропустили... В любом случае, лишние уши нам ни к чему. </text:p>
            <text:p text:style-name="P2">Начинается бой 2. </text:p>
            <text:p text:style-name="P2">Если у игрока есть метка, Харон говорит:Отлично. Я знал, что без метки сюда не пропускают. Извини за эти формальности. Вира просто вечно всех в чём-то подозревает. </text:p>
            <text:p text:style-name="P2">При выборе варианта в: </text:p>
            <text:p text:style-name="P2">Харон кивает и говорит: Узнаю древний язык. Если ты его знаешь, нам нечего боятся предательства с <text:soft-page-break/>твоей стороны.</text:p>
            <text:p text:style-name="P2">При выборе варианта г: </text:p>
            <text:p text:style-name="P2">Харон: <text:span text:style-name="T2">Ash avgur, ha wen tirish, serd!Torn se Kirt'arrosh as wen ger dun ris!</text:span>(сейчас посмотрим, кому придётся заткнуться, пёс! Передай в Кирт<text:span text:style-name="T2">'</text:span>аррош, что я не стану никому подчиняться!) </text:p>
            <text:p text:style-name="P2">Начинается бой 2. </text:p>
            <text:p text:style-name="P2">Если игрок побеждает в бою 2 квест считается законченным. </text:p>
            <text:p text:style-name="P2">3)Харон: Дьявол! Нас обнаружили! <text:s/></text:p>
            <text:p text:style-name="P2">Начинается бой 2. </text:p>
            <text:p text:style-name="P2">4) Харон: Раз ты новичок, полагаю, тебя стоит ввести в курс дела. К сожалению, мы не можем начать открытое восстание против Локрии. Поэтому мы вынуждены действовать в других странах и более скрытно, хотя по мне- надо просто собраться и перерезать врагам глотки. Но к делу. В этом городе, неподалёку от площади есть отделение банка Арринхоупа, основанного локрийцами. Разграбив его, мы хоть как-то снизим их доход. </text:p>
            <text:p text:style-name="P2">Вира: Вот только с планом ограбления вышла заминка. Эти идиоты хотят рваться в банк открыто, просто убивая всех. Я же предлагаю проникнуть в банк скрытно. </text:p>
            <text:p text:style-name="P2"><text:soft-page-break/>Игрок: у вас есть что-то вроде командира? Пусть он решает. </text:p>
            <text:p text:style-name="P2">Харон: Кирианцы- вольный народ. Мы решаем всё вместе. Вышло так, что ровно половина из нас поддерживает открытую атаку, а вторая половина- скрытное проникновение. От себя скажу: мы кирианцы, а не какие-то локрийкие крысы, чтобы прятаться и скрываться. </text:p>
            <text:p text:style-name="P2">Вира: в общем, решающий голос за тобой. </text:p>
            <text:p text:style-name="P2">Игрок: </text:p>
            <text:p text:style-name="P2">а) Кирианцы куда лучше сражаются открыто. Мы нападём на банк. </text:p>
            <text:p text:style-name="P2">б)Нас слишком мало, чтобы нападать открыто. Я согласен с Вирой. <text:s/></text:p>
            <text:p text:style-name="P2">При выборе варианта а): </text:p>
            <text:p text:style-name="P2">Харон: Отлично! Нам потребуются люди. Идеальная армия для штурма банка- <text:s/>толпа мятежных бедняков. Отправляйся в трущобы и подыми народ. Приводи их в полночь на Площадь Освобождения. </text:p>
            <text:p text:style-name="P2">При выборе варианта б) </text:p>
            <text:p text:style-name="P2">Вира:Хорошо. Нам нужно подготовиться. В Варнии для проверки банков существуют особые отряды стражи- лиггеры. Устроим засаду на такой отряд, заберём их форму, и нас пропустят к <text:soft-page-break/>ячейкам. Сегодня как раз день проверки. Нужно перехватить отряд. Я прослежу за ними и сообщу тебе, когда они будут проходить там, где их удобнее взять. Жди меня здесь вечером. </text:p>
            <text:p text:style-name="P2">При выборе варианта а) у игрока появляется цель 1), при выборе варианта б) появляется цель 2. </text:p>
            <text:p text:style-name="P2">5) Стражник: Эй, чего тебе? </text:p>
            <text:p text:style-name="P2">Игрок: </text:p>
            <text:p text:style-name="P2">а)Ничего, просто мимо проходил(закончить диалог)</text:p>
            <text:p text:style-name="P2">б) Я обнаружил логово бандитов. Полагаю, их нужно обезвредить. </text:p>
            <text:p text:style-name="P2">При выборе варианта б): </text:p>
            <text:p text:style-name="P2">Капитан стражи: Веди. </text:p>
            <text:p text:style-name="P2">Появляется цель 3. </text:p>
            <text:p text:style-name="P2">6) </text:p>
            <text:p text:style-name="P2">Бедняк: Прошу, господин, подайте на пропитание! </text:p>
            <text:p text:style-name="P2">Игрок: </text:p>
            <text:p text:style-name="P2">а)Отойди, гнусное создание. От тебя смердит! </text:p>
            <text:p text:style-name="P2">б)*Бросить 40 медяков* Вот тебе деньги. И я знаю, где достать больше, намного больше... </text:p>
            <text:p text:style-name="P2">При выборе варианта а): </text:p>
            <text:p text:style-name="P2">Бедняк: Очередной сноб... Нечего тебе было сюда приходить. Начинается бой 4. </text:p>
            <text:p text:style-name="P2">При выборе варианта б) </text:p>
            <text:p text:style-name="P2">Бедняк: Спасибо, господин! И где же? </text:p>
            <text:p text:style-name="P2">Игрок: В банке <text:soft-page-break/>Арринхоупа! </text:p>
            <text:p text:style-name="P2">Неужели вам не надоело копошиться в собственных долгах, оставаясь в грязных лапах бедности!? Неужели вы не готовы сражаться за свою судьбу?! Богачи наняли големов. Они отбросили вас умирать в грязи! Пора отомстить, братья! Пора показать им, что вы не намерены молча терпеть пинки! Смерть врагу! </text:p>
            <text:p text:style-name="P2">Толпа: Смерть! Сметь! СМЕРТЬ! </text:p>
            <text:p text:style-name="P2">Игрок: За мной, братья! Эта ночь запомниться миру надолго! </text:p>
            <text:p text:style-name="P2"><text:s/>7) </text:p>
            <text:p text:style-name="P2">Если игрок пришёл с бедняками: </text:p>
            <text:p text:style-name="P2">Харон: Ого! Судя по этой толпе, ты неплохой оратор. </text:p>
            <text:p text:style-name="P2">Вира(тихим голосом): Прекрасно. Они отвлекут внимание и задержат стражу. Пора за дело. </text:p>
            <text:p text:style-name="P2">Если игрок явился один: </text:p>
            <text:p text:style-name="P2">Харон: Я так понимаю, что-то пошло не так... </text:p>
            <text:p text:style-name="P2">Вира: Я говорила, не стоит поручать ему важные дела. Впрочем, это уже не важно. Нужно начинать, а то мы к рассвету не управимся. </text:p>
            <text:p text:style-name="P2">Независимо от наличия бедняков на площади диалог продолжается так: </text:p>
            <text:p text:style-name="P2">Игрок(подходя к воротам банка): а они крепкие. Ну и что вы собрались с ними делать? </text:p>
            <text:p text:style-name="P2"><text:soft-page-break/>Харон: Пусть технологии и причинили много зла, за одну вещь их стоит благодарить. </text:p>
            <text:p text:style-name="P2">Игрок: И за что же? </text:p>
            <text:p text:style-name="P2">Харон: За взрывчатку. </text:p>
            <text:p text:style-name="P2">Харон бросает бомбу в ворота и кричит остальным пригнуться. </text:p>
            <text:p text:style-name="P2">8) </text:p>
            <text:p text:style-name="P2">Вира:(оборачиваясь и выхватывая лук): Какого чёрта! Что ты творишь?! <text:s/></text:p>
            <text:p text:style-name="P2">Кирианец: Ваша война и этот поход безнадёжны. Вы бы всё равно умерли, а так мне за это ещё и заплатят. Эй, ты! Вы проиграли. Присоединяйся, и мы разделим награду. </text:p>
            <text:p text:style-name="P2">Игрок: </text:p>
            <text:p text:style-name="P2">А) Пошёл ты... </text:p>
            <text:p text:style-name="P2">Б) Я согласен.</text:p>
            <text:p text:style-name="P2">При выборе варианта б) кирианец убивает Виру, после чего в комнату вбегает капитан стражи. </text:p>
            <text:p text:style-name="P2">Капитан(смотрит на труп Виры): Отличная работа. А это ещё кто? </text:p>
            <text:p text:style-name="P2">Кирианец: Всё в порядке. Это мой коллега. </text:p>
            <text:p text:style-name="P2">Капитан кивает и протягивает игроку и кирианцу мешки с монетами. </text:p>
            <text:p text:style-name="P2">При выборе варианта а): </text:p>
            <text:p text:style-name="P2">Кирианец стреляет игроку в руку, и тот теряет оружие. </text:p>
            <text:p text:style-name="P2">Игрок видит, как кирианец целиться в Виру и решает...( на выбор даётся 20 сек.) </text:p>
            <text:p text:style-name="P2"><text:soft-page-break/>А) Прыгнуть на кирианца и закрыть Виру собой. </text:p>
            <text:p text:style-name="P2">Б)Подхватить оружие и прыгнуть в окно. </text:p>
            <text:p text:style-name="P2">При выборе варианта Б):Вира успевает прокричать «Беги в Кирт'аррош»,игрок выпрыгивает в окно и приземляется на какой-то торговый латок, который забыли свернуть. Игрок спрыгивает с него, и воспользовавшись всеобщей суматохой, сбегает и срывает маску. К счастью, стража не успевает заметить его. Квест выполнен. Если ловкость игрока ниже 4, при прыжке он получает среднюю рану. </text:p>
            <text:p text:style-name="P2">При выборе варианта А): </text:p>
            <text:p text:style-name="P2">игрок прыгает на кирианца, пуля прошивает ему бок. Игрок падает на землю, захлёбываясь собственной кровью. Последнее, что он видит — вскакивающая Вира. Кирианка ловко перерезает горло своему бывшему союзнику, после чего в глазах игрока мутнеет. </text:p>
            <text:p text:style-name="P2">9)Вира: Отлично. Мы тебя ждали. Отряд инспекторов <text:s/>в основном двигается по главным улицам. Пытаться перехватить их <text:soft-page-break/>там- самоубийство. В один момент они свернут в Грегсвилль — район неподалёку от трущоб. Стражи там значительно меньше, да и лишних глаз не будет. Перехватим их там. Следуй за мной.</text:p>
            <text:p text:style-name="P2">10) </text:p>
            <text:p text:style-name="P2">Охранник: Эй, господа, предъявите удостоверение. Мы не можем вас так просто пропустить. </text:p>
            <text:p text:style-name="P2">Игрок: </text:p>
            <text:p text:style-name="P2">а) Удостоверение? </text:p>
            <text:p text:style-name="P2">б) Вот чёрт! Смотри! (резко ударить обернувшегося охранника)- доступно только при параметре силы, равном 3 или больше. </text:p>
            <text:p text:style-name="P2">в) Попробовать подкупить охранников за 100 медяков </text:p>
            <text:p text:style-name="P2">г) Попробовать подкупить охрану за 1000 медяков. </text:p>
            <text:p text:style-name="P2">При выборе варианта б) игрок вырубает охранника ловким ударом, забирает ключ и входит в хранилище. </text:p>
            <text:p text:style-name="P2">При выборе варианта а): </text:p>
            <text:p text:style-name="P2">Охранник: Ага, значит, проникаем незаконно? Вали их! </text:p>
            <text:p text:style-name="P2">Вира резко выпускает стрелу в одного из охранников, второго убивает Харон ударом в шею. Однако на крики сбегаются охранники снизу. Харон бросается к лестнице, чтобы <text:soft-page-break/>их задержать и бросает на лестницу бомбу. Охранники погибают, но в Харона попадает несколько пуль, и он умирает. </text:p>
            <text:p text:style-name="P2">Вира берёт ключ с трупа охранника у входа и вбегает в хранилище. </text:p>
            <text:p text:style-name="P2">При выборе варианта в): <text:s/></text:p>
            <text:p text:style-name="P2">Охранник: Нас таким не купишь! Бей их! </text:p>
            <text:p text:style-name="P2">Повторяются события, происходящие при выборе варианта а). </text:p>
            <text:p text:style-name="P2">При выборе варианта г): </text:p>
            <text:p text:style-name="P2">Охранник: Меня не купи... * Глядит на деньги * Эм... Ладно, проходите. Только быстро. </text:p>
            <text:p text:style-name="P2"/>
          </table:table-cell>
          <table:table-cell table:style-name="Таблица1.A2" office:value-type="string">
            <text:p text:style-name="P1">Кастомаки: переулок, банк Арринхоупа, Кастомаки:трущобы, укрытие кирианцев. </text:p>
          </table:table-cell>
          <table:table-cell table:style-name="Таблица1.A2" office:value-type="string">
            <text:p text:style-name="P1">За выполнение цели 1 или 2 — 50 опыта. </text:p>
            <text:p text:style-name="P1">За выполнение цели 3- 40 опыта. </text:p>
            <text:p text:style-name="P1">За убийство одного стандартного противника — 5 опыта. </text:p>
            <text:p text:style-name="P1">За убийство Харона или Виры — 70 опыта. </text:p>
            <text:p text:style-name="P1">За выполнение задания- 300 опыта. </text:p>
            <text:p text:style-name="P1">За обыск трупов кирианцев: </text:p>
            <text:p text:style-name="P1">медяки:100 </text:p>
            <text:p text:style-name="P1">ржавая сабля: </text:p>
            <text:p text:style-name="P1">Сила+2 </text:p>
            <text:p text:style-name="P1">Ловкость+1 </text:p>
            <text:p text:style-name="P1">Увесистая дубина: </text:p>
            <text:p text:style-name="P1">Сила+3 </text:p>
            <text:p text:style-name="P1">Ловкость -2 </text:p>
            <text:p text:style-name="Preformatted_20_Text">За обыск трупа Харона: </text:p>
            <text:p text:style-name="Preformatted_20_Text">Меховая броня( +<text:soft-page-break/>10 хп.) </text:p>
            <text:p text:style-name="Preformatted_20_Text">Лёгкий кириански клинок: </text:p>
            <text:p text:style-name="Preformatted_20_Text">Сила+2</text:p>
            <text:p text:style-name="Preformatted_20_Text">Ловкость+4 </text:p>
            <text:p text:style-name="Preformatted_20_Text">Взрывчатка( одноразовое оружие, наносящее противнику 3 урона и оглушающее его на 1 ход)х2 </text:p>
            <text:p text:style-name="Preformatted_20_Text">За обыск трупа Виры: </text:p>
            <text:p text:style-name="Preformatted_20_Text">Кирианский Лук: </text:p>
            <text:p text:style-name="Preformatted_20_Text">Сила+2 </text:p>
            <text:p text:style-name="Preformatted_20_Text">Ловкость+1</text:p>
            <text:p text:style-name="Preformatted_20_Text">При меткости от 3-х увеличивает силу всех выстрелов игрока на 10%. </text:p>
            <text:p text:style-name="Preformatted_20_Text">Кирианские Ножи: </text:p>
            <text:p text:style-name="Preformatted_20_Text">Парное оружие; </text:p>
            <text:p text:style-name="Preformatted_20_Text">Сила+1. </text:p>
            <text:p text:style-name="P5">Дают возможность атаковать дважды за ход.</text:p>
            <text:p text:style-name="P5">Усыпляющий дротик( можно использовать в определённых квестовых ситуациях. </text:p>
            <text:p text:style-name="P5">За обыск трупов <text:soft-page-break/>инспекторов: </text:p>
            <text:p text:style-name="P5">Варнийская аркебуза: </text:p>
            <text:p text:style-name="P5">Сила+2 </text:p>
            <text:p text:style-name="P5">Меткость+5 </text:p>
            <text:p text:style-name="P5">Чтобы переключится с данного оружия на другое требуется пропустить ход.</text:p>
            <text:p text:style-name="P5">Алебарда: </text:p>
            <text:p text:style-name="P5">Сила+4 </text:p>
            <text:p text:style-name="P5">Ловкость -2.</text:p>
            <text:p text:style-name="P5">Медяки:200 </text:p>
            <text:p text:style-name="P5">Стальной меч:</text:p>
            <text:p text:style-name="P5">Сила+2 </text:p>
            <text:p text:style-name="P5">Ловкость+1 </text:p>
            <text:p text:style-name="P5">Меткость+1.</text:p>
            <text:p text:style-name="P1"/>
          </table:table-cell>
          <table:table-cell table:style-name="Таблица1.A2" office:value-type="string">
            <text:p text:style-name="P1">Гуляя по городу, выбрать вариант «в переулок» и поговорить со странным типом так, чтобы в итоге ты оказался в подвале.</text:p>
          </table:table-cell>
          <table:table-cell table:style-name="Таблица1.A2" office:value-type="string">
            <text:p text:style-name="P1">Побочное</text:p>
          </table:table-cell>
          <table:table-cell table:style-name="Таблица1.I2" office:value-type="string">
            <text:p text:style-name="P1">1) Противник:</text:p>
            <text:p text:style-name="P1">Вышибала: </text:p>
            <text:p text:style-name="P1">вооружён ружьём. </text:p>
            <text:p text:style-name="P1">Сила:3</text:p>
            <text:p text:style-name="P1">Ловкость:2</text:p>
            <text:p text:style-name="P1">Магия:0 </text:p>
            <text:p text:style-name="P1">Удача:1 </text:p>
            <text:p text:style-name="P1">меткость:2 </text:p>
            <text:p text:style-name="P1">Восприятие:1.</text:p>
            <text:p text:style-name="P1">2) Харон(вооружён мечом) </text:p>
            <text:p text:style-name="P1">сила:2 </text:p>
            <text:p text:style-name="P1">ловкость:3 </text:p>
            <text:p text:style-name="P1">меткость:1 </text:p>
            <text:p text:style-name="P1">восприятие:2 </text:p>
            <text:p text:style-name="P1">удача:1 </text:p>
            <text:p text:style-name="P1">магия:0 </text:p>
            <text:p text:style-name="P1">Вира(вооружена луком) </text:p>
            <text:p text:style-name="P1">сила:1 </text:p>
            <text:p text:style-name="P1">ловкость:3 </text:p>
            <text:p text:style-name="P1">меткость:3 </text:p>
            <text:p text:style-name="P1">восприятие:2 </text:p>
            <text:p text:style-name="P1">удача:1 </text:p>
            <text:p text:style-name="P1">магия:0 </text:p>
            <text:p text:style-name="P1">Так же двое кирианцев- солдат с параметрами: </text:p>
            <text:p text:style-name="P1">сила:2 </text:p>
            <text:p text:style-name="P1">ловкость:1 </text:p>
            <text:p text:style-name="P1">меткость:1 </text:p>
            <text:p text:style-name="P1">остальное-0.</text:p>
            <text:p text:style-name="P1">3) Противники:Вышибала: </text:p>
            <text:p text:style-name="P1">вооружён ружьём. </text:p>
            <text:p text:style-name="P1">Сила:3</text:p>
            <text:p text:style-name="P1">Ловкость:2</text:p>
            <text:p text:style-name="P1">Магия:0 </text:p>
            <text:p text:style-name="P1">Удача:1 </text:p>
            <text:p text:style-name="P1"><text:soft-page-break/>меткость:2 </text:p>
            <text:p text:style-name="P1">Восприятие:1.</text:p>
            <text:p text:style-name="P1">Харон(вооружён мечом) </text:p>
            <text:p text:style-name="P1">сила:2 </text:p>
            <text:p text:style-name="P1">ловкость:3 </text:p>
            <text:p text:style-name="P1">меткость:1 </text:p>
            <text:p text:style-name="P1">восприятие:2 </text:p>
            <text:p text:style-name="P1">удача:1 </text:p>
            <text:p text:style-name="P1">магия:0 </text:p>
            <text:p text:style-name="P1">Вира(вооружена луком) </text:p>
            <text:p text:style-name="P1">сила:1 </text:p>
            <text:p text:style-name="P1">ловкость:3 </text:p>
            <text:p text:style-name="P1">меткость:3 </text:p>
            <text:p text:style-name="P1">восприятие:2 </text:p>
            <text:p text:style-name="P1">удача:1 </text:p>
            <text:p text:style-name="P1">магия:0 </text:p>
            <text:p text:style-name="P1">Так же двое кирианцев- солдат с параметрами: </text:p>
            <text:p text:style-name="P1">сила:2 </text:p>
            <text:p text:style-name="P1">ловкость:1 </text:p>
            <text:p text:style-name="P1">меткость:1 </text:p>
            <text:p text:style-name="P1">остальное-0. </text:p>
            <text:p text:style-name="P1">Союзники: </text:p>
            <text:p text:style-name="P1">Капитан стражи(вооружён ружьём) </text:p>
            <text:p text:style-name="P1">Сила:3 </text:p>
            <text:p text:style-name="P1">Ловкость:2 </text:p>
            <text:p text:style-name="P1">Меткость:5 </text:p>
            <text:p text:style-name="P1">Магия:0 </text:p>
            <text:p text:style-name="P1">Восприятие:3 </text:p>
            <text:p text:style-name="P1">удача:2. </text:p>
            <text:p text:style-name="P1">Стражник с клинком: </text:p>
            <text:p text:style-name="P1">сила:3 </text:p>
            <text:p text:style-name="P1">ловкость:2 </text:p>
            <text:p text:style-name="P1">меткость:1 </text:p>
            <text:p text:style-name="P1">восприятие:2 </text:p>
            <text:p text:style-name="P1">магия:0 </text:p>
            <text:p text:style-name="P1">удача:1 </text:p>
            <text:p text:style-name="P1">Стражник с револьвером: </text:p>
            <text:p text:style-name="P1">сила:1 </text:p>
            <text:p text:style-name="P1">ловкость:5 </text:p>
            <text:p text:style-name="P1">меткость:3 </text:p>
            <text:p text:style-name="P1">магия:0 </text:p>
            <text:p text:style-name="P1">удача:1 </text:p>
            <text:p text:style-name="P1"><text:soft-page-break/>восприятие:2. </text:p>
            <text:p text:style-name="P1">4) </text:p>
            <text:p text:style-name="P1">Бедняк(<text:span text:style-name="T2">x2</text:span><text:span text:style-name="T3">) </text:span></text:p>
            <text:p text:style-name="P2">Сила:1 </text:p>
            <text:p text:style-name="P2">Ловкость:2 </text:p>
            <text:p text:style-name="P2">удача:3 </text:p>
            <text:p text:style-name="P2">Магия:0 </text:p>
            <text:p text:style-name="P2">Восприятие:1 </text:p>
            <text:p text:style-name="P2">Меткость:2 </text:p>
            <text:p text:style-name="P1"><text:span text:style-name="T3">Прокажённый(</text:span><text:span text:style-name="T2">x2</text:span><text:span text:style-name="T3">): </text:span></text:p>
            <text:p text:style-name="P2">Сила:2 </text:p>
            <text:p text:style-name="P2">Магия:0 </text:p>
            <text:p text:style-name="P2">Ловкость:1 </text:p>
            <text:p text:style-name="P2">Восприятие:1 </text:p>
            <text:p text:style-name="P2">удача:1 </text:p>
            <text:p text:style-name="P2">При ударе накладывают отравление на 2 хода. Если игрок атакует их в рукопашную, он так же получает отравление на 2 хода.</text:p>
            <text:p text:style-name="P2">5) Противники: </text:p>
            <text:p text:style-name="P2">Охранник с ружьём: </text:p>
            <text:p text:style-name="P2">Сила:3 </text:p>
            <text:p text:style-name="P2">ловкость:1 </text:p>
            <text:p text:style-name="P2">Меткость:4 </text:p>
            <text:p text:style-name="P2">Восприятие: 2</text:p>
            <text:p text:style-name="P2">Удача:3 </text:p>
            <text:p text:style-name="P2">Магия:0 <text:s/></text:p>
            <text:p text:style-name="P2">Охранник с саблей: </text:p>
            <text:p text:style-name="P2">Сила:2 </text:p>
            <text:p text:style-name="P2">ловкость:2 </text:p>
            <text:p text:style-name="P2">Меткость:1 </text:p>
            <text:p text:style-name="P2">Восприятие: 4</text:p>
            <text:p text:style-name="P2">Удача:1 </text:p>
            <text:p text:style-name="P2">Магия:0 <text:s/></text:p>
            <text:p text:style-name="P2">Охранник с алебардой: </text:p>
            <text:p text:style-name="P2">Сила:3 </text:p>
            <text:p text:style-name="P2">ловкость:1 </text:p>
            <text:p text:style-name="P2">Меткость:3 </text:p>
            <text:p text:style-name="P2">Восприятие: 4</text:p>
            <text:p text:style-name="P2">Удача:2 </text:p>
            <text:p text:style-name="P2">Магия:0 </text:p>
            <text:p text:style-name="P2"><text:soft-page-break/>Капитан охраны(вооружён револьвером): </text:p>
            <text:p text:style-name="P2">Сила:3 </text:p>
            <text:p text:style-name="P2">ловкость:2 </text:p>
            <text:p text:style-name="P2">Меткость:5 </text:p>
            <text:p text:style-name="P2">Восприятие:4 </text:p>
            <text:p text:style-name="P2">Удача:3 </text:p>
            <text:p text:style-name="P2">Магия:0 </text:p>
            <text:p text:style-name="P2">Союзники: </text:p>
            <text:p text:style-name="P1">Вышибала: </text:p>
            <text:p text:style-name="P1">вооружён ружьём. </text:p>
            <text:p text:style-name="P1">Сила:3</text:p>
            <text:p text:style-name="P1">Ловкость:2</text:p>
            <text:p text:style-name="P1">Магия:0 </text:p>
            <text:p text:style-name="P1">Удача:1 </text:p>
            <text:p text:style-name="P1">меткость:2 </text:p>
            <text:p text:style-name="P1">Восприятие:1. Харон(вооружён мечом) </text:p>
            <text:p text:style-name="P1">сила:2 </text:p>
            <text:p text:style-name="P1">ловкость:3 </text:p>
            <text:p text:style-name="P1">меткость:1 </text:p>
            <text:p text:style-name="P1">восприятие:2 </text:p>
            <text:p text:style-name="P1">удача:1 </text:p>
            <text:p text:style-name="P1">магия:0 </text:p>
            <text:p text:style-name="P1">Вира(вооружена луком и ножами для ближнего боя). Имеет способность «ярость убийцы»(в течение 3-х ходов может совершать 2 действия). </text:p>
            <text:p text:style-name="P1">сила:1 </text:p>
            <text:p text:style-name="P1">ловкость:3 </text:p>
            <text:p text:style-name="P1">меткость:3 </text:p>
            <text:p text:style-name="P1">восприятие:2 </text:p>
            <text:p text:style-name="P1">удача:1 </text:p>
            <text:p text:style-name="P1">магия:0 </text:p>
            <text:p text:style-name="P1">Так же двое кирианцев- солдат с параметрами: </text:p>
            <text:p text:style-name="P1">сила:2 </text:p>
            <text:p text:style-name="P1"><text:soft-page-break/>ловкость:1 </text:p>
            <text:p text:style-name="P1">меткость:1 </text:p>
            <text:p text:style-name="P1">остальное-0.</text:p>
            <text:p text:style-name="P1">6) Противники:<text:span text:style-name="T3">Охранник с алебардой: </text:span></text:p>
            <text:p text:style-name="P2">Сила:3 </text:p>
            <text:p text:style-name="P2">ловкость:1 </text:p>
            <text:p text:style-name="P2">Меткость:3 </text:p>
            <text:p text:style-name="P2">Восприятие: 4</text:p>
            <text:p text:style-name="P2">Удача:2 </text:p>
            <text:p text:style-name="P2">Магия:0 </text:p>
            <text:p text:style-name="P2">Капитан охраны(вооружён револьвером): </text:p>
            <text:p text:style-name="P2">Сила:3 </text:p>
            <text:p text:style-name="P2">ловкость:2 </text:p>
            <text:p text:style-name="P2">Меткость:5 </text:p>
            <text:p text:style-name="P2">Восприятие:4 </text:p>
            <text:p text:style-name="P2">Удача:3 </text:p>
            <text:p text:style-name="P2">Магия:0 </text:p>
            <text:p text:style-name="P2">Союзники:</text:p>
            <text:p text:style-name="P2"><text:s/></text:p>
            <text:p text:style-name="P1"><text:s/>Вира(вооружена луком и ножами для ближнего боя). Имеет способность «ярость убийцы»(в течение 3-х ходов может совершать 2 действия). </text:p>
            <text:p text:style-name="P1">сила:1 </text:p>
            <text:p text:style-name="P1">ловкость:3 </text:p>
            <text:p text:style-name="P1">меткость:3 </text:p>
            <text:p text:style-name="P1">восприятие:2 </text:p>
            <text:p text:style-name="P1">удача:1 </text:p>
            <text:p text:style-name="P1">магия:0 </text:p>
            <text:p text:style-name="P1">Так же двое кирианцев- солдат с параметрами: </text:p>
            <text:p text:style-name="P1">сила:2 </text:p>
            <text:p text:style-name="P1">ловкость:1 </text:p>
            <text:p text:style-name="P1">меткость:1 </text:p>
            <text:p text:style-name="P1"><text:soft-page-break/>остальное-0. </text:p>
            <text:p text:style-name="P1">7) Противники: </text:p>
            <text:p text:style-name="P1">Стражник с мечом</text:p>
            <text:p text:style-name="P1">Сила: 4</text:p>
            <text:p text:style-name="P1">Ловкость:1 </text:p>
            <text:p text:style-name="P1">Меткость:2 </text:p>
            <text:p text:style-name="P1">Восприятие:3 </text:p>
            <text:p text:style-name="P1">удача:1 </text:p>
            <text:p text:style-name="P1">магия:0 </text:p>
            <text:p text:style-name="P1">Стражник с аркебузой: </text:p>
            <text:p text:style-name="P1">сила:1 </text:p>
            <text:p text:style-name="P1">ловкость:1 </text:p>
            <text:p text:style-name="P1">Меткость:4 </text:p>
            <text:p text:style-name="P1">восприятие:4 </text:p>
            <text:p text:style-name="P1">удача:3 </text:p>
            <text:p text:style-name="P1">магия:0 </text:p>
            <text:p text:style-name="P1">Стражник с гизармой: </text:p>
            <text:p text:style-name="P1">Сила:5 </text:p>
            <text:p text:style-name="P1">ловкость:1 </text:p>
            <text:p text:style-name="P1">меткость:1 </text:p>
            <text:p text:style-name="P1">Магия:0 </text:p>
            <text:p text:style-name="P1">удача:2 </text:p>
            <text:p text:style-name="P1">Восприятие:1 </text:p>
            <text:p text:style-name="P1">Союзники: </text:p>
            <text:p text:style-name="P1"/>
            <text:p text:style-name="P4">Харон(вооружён мечом) </text:p>
            <text:p text:style-name="P1">сила:2 </text:p>
            <text:p text:style-name="P1">ловкость:3 </text:p>
            <text:p text:style-name="P1">меткость:1 </text:p>
            <text:p text:style-name="P1">восприятие:2 </text:p>
            <text:p text:style-name="P1">удача:1 </text:p>
            <text:p text:style-name="P1">магия:0 </text:p>
            <text:p text:style-name="P1">Вира(вооружена луком и ножами для ближнего боя). Имеет способность «ярость убийцы»(в течение 3-х ходов может совершать 2 действия). </text:p>
            <text:p text:style-name="P1">сила:1 </text:p>
            <text:p text:style-name="P1">ловкость:3 </text:p>
            <text:p text:style-name="P1">меткость:3 </text:p>
            <text:p text:style-name="P1"><text:soft-page-break/>восприятие:2 </text:p>
            <text:p text:style-name="P1">удача:1 </text:p>
            <text:p text:style-name="P1">магия:0 </text:p>
            <text:p text:style-name="P1">Так же двое кирианцев- солдат с параметрами: </text:p>
            <text:p text:style-name="P1">сила:2 </text:p>
            <text:p text:style-name="P1">ловкость:1 </text:p>
            <text:p text:style-name="P1">меткость:1 </text:p>
            <text:p text:style-name="P1">остальное-0. </text:p>
            <text:p text:style-name="P1">Если здоровье Харона, Виры или одного из кирианцев( только одного) доходит до 0, они не погибают, а получают рану. Как следствие- не участвуют в боях, но участвуют в диалогах и следуют за игроком.</text:p>
            <text:p text:style-name="P2"/>
          </table:table-cell>
        </table:table-row>
        <table:table-row>
          <table:table-cell table:style-name="Таблица1.A2" office:value-type="string">
            <text:p text:style-name="P1">« Свет в конце тоннеля»</text:p>
          </table:table-cell>
          <table:table-cell table:style-name="Таблица1.A2" office:value-type="string">
            <text:p text:style-name="P1">Игрок просыпается в тускло освещённом, затхлом помещении с деревянными стенами. В голове шумит, в глазах слегка двоится. Начинается диалог 1). Когда диалог заканчивается, игрок подымается по небольшой деревянной лестнице, и, выйдя из подвала, в котором обосновалась Вира, оказывается в трущобах. <text:s/></text:p>
            <text:p text:style-name="P1">Чем бы ни закончился диалог один, у игрока появляется цель 1. </text:p>
            <text:p text:style-name="P1">Этой цели игрок может достигнуть несколькими способами, а также совершить несколько побочных действий, которые <text:soft-page-break/>ему в этом помогут. Выйдя из дома, игрок может выбрать во вкладке «исследовать город» вариант «пойти к местному торговцу», но только если в этот момент он находится в трущобах. У местного торговца можно будет купить отмычки, метку волка, маску и кинжал. </text:p>
            <text:p text:style-name="P1"><text:s/>Для того, чтобы выполнить квест, игрок может отправиться на пост стражи или подкараулить один из патрулей на улицах. </text:p>
            <text:p text:style-name="P1">Если игрок движется прямо к посту, стоящие там стражники моментально узнают его, даже если он в маске и бросаются на преступника, начинается диалог 2). </text:p>
            <text:p text:style-name="P1">Если игрок получил задание разобраться с осевшими в лесах близ тракта бандитами, то он с отрядом, выделенным ему капитаном отправляется к месту назначения. Для этого нужно выбрать варианты «к воротам — к тракту», после чего игрок и двое стражников вскоре прибудут к месту недавнего ограбления. Картина им предстанет довольно классическая: развороченная повозка, <text:soft-page-break/>несколько убитых охранников каравана. Однако бандитов видно не будет. Игрок волен решать, как действовать: </text:p>
            <text:p text:style-name="P1">а) Двинуться наобум в леса </text:p>
            <text:p text:style-name="P1">б) Внимательнее осмотреть место сражения.</text:p>
            <text:p text:style-name="P1">При выборе варианта а) Игрок вместе с отрядом стражи, тоже не горящим желанием осматривать местность, движутся прямо в леса, где, судя по всему, и засели бандиты. По пути отряд натыкается на вырванное почти с корнем дерево со странными следами на коре и истоптанную траву вокруг. Стража какое-то время спорит, чем это могло быть, но внезапно вылетевшая из-за какого-то куста стрела обрывает жизнь одного из них. Начинается бой 3) Если восприятие игрока равно четырём или больше, он, услышав шорох успевает криком предупредить отряд, и стражник выживает. В таком случае среди союзников игрока появляется ещё один стражник. Выиграв сражение, отряд движется по следу разбойников и обнаруживает полуразрушенный разбойничий лагерь. Трупы бандитов выглядят буквально разорванными. <text:soft-page-break/>Стража решает не испытывать судьбу и, быстро срезав уши с трупов разбойников, возвращается к командующему. </text:p>
            <text:p text:style-name="P1">При выборе варианта б) отряд останавливается и осматривает место схватки. Если восприятие игрока равно хотя бы двум, он замечает след крови, уводящий в лес. Двигаясь по следу, отряд подбирается к лагерю бандитов из которого, кажется, недавно вышли несколько человек. Сам же лагерь разгромлен, большинство бандитов убиты. Кровавый след теряется в общей мешанине, но игрок замечает довольно отчётливые следы трёх человек. Отряд может: </text:p>
            <text:p text:style-name="P1">а) срезать уши с трупов бандитов в лагере и отправиться к командующему </text:p>
            <text:p text:style-name="P1">б) срезать «трофеи» и двинуться по следу. </text:p>
            <text:p text:style-name="P1">При выборе варианта а) Отряд попадает в вышеописанную засаду, начинается бой 3). </text:p>
            <text:p text:style-name="P1">При выборе варианта б) отряд оказывается позади засады бандитов. Игрок может попытаться метнуть кинжал (если он есть в инвентаре) в одного из <text:soft-page-break/>бандитов, если его ловкость равна трём или выше, он убивает атамана, начинается бой 3). </text:p>
            <text:p text:style-name="P1">Если же игрок не заметил кровавый след у повозки, всё идёт по тому же сценарию, при котором отряд попадает в засаду, не осматривая место боя. </text:p>
            <text:p text:style-name="P1">(Оказавшись в разгромленном лагере разбойников игрок автоматически получает задание «личина монстра»). </text:p>
            <text:p text:style-name="P1"><text:s/>После выполнения поручения (любым путём) отряд возвращается в город. Если в диалоге с командующем, игрок солгал, сказав, что он последний член банды, на входе его встречает командующий и ещё двое стражников. Командующий кивает людям, изначально отправившимся с игроком, и те скручивают его. Игрок попадает в тюрьму. Если же в этой части диалога игрок был искренен, командующий примет «трофеи», после чего начнется диалог 3). Если в диалоге игрок принял решение освободить Виру, он попадает в тюрьму. Стражник открывает дверь камеры Виры и выводит её <text:soft-page-break/>наружу, а игрока в эту самую камеру забрасывает. </text:p>
            <text:p text:style-name="P1"><text:s/>Вариант освобождения 2: </text:p>
            <text:p text:style-name="P1">Игрок остаётся в трущобах и выбирает вариант «дождаться ночи», после чего может встать по центру дороги или укрыться в темноте. Если игрок стоит по центру дороги, стража его тут же замечает и узнаёт, начинается бой 4). </text:p>
            <text:p text:style-name="P1">Если у игрока есть маска и он укрылся за углом, то патруль заметит его и окликнет, после чего начинается диалог 4). Выиграв бой 4), игрок может забрать себе доспехи стражи и, надев их, отправиться к посту. Если игрок приходит к посту в доспехах, начинается диалог 5), если нет — начинается диалог 2) и всё развивается по стандартному сценарию. </text:p>
            <text:p text:style-name="P1">Каким-либо образом силой пробившись к камерам,игрок встретит там тюремщика. Если игрок сумел отвести отряд стражи к трущобам и быстро убить капитана, тюремщик будет спать. Игрок может попытаться выкрасть его ключи и пробраться <text:soft-page-break/>внутрь. Если его ловкость равна 3 или больше, у игрока всё получается. Если же параметр ловкости меньше трёх, тюремщик просыпается. Если игрок одет в броню стражи, начинается диалог 6). Если брони на игроке нет, тюремщик нападает на него, начинается бой <text:s/></text:p>
            <text:p text:style-name="P1">5). </text:p>
            <text:p text:style-name="P1">Если же игрок сражался со стражей или капитаном, тюремщик сразу проснётся от грохота. Диалога не случиться, сразу начнётся бой 5). Одолев тюремщика или проскользнув мимо него, игрок оказывается в темнице, где видит Виру, заключенную в одну из камер. Начинается диалог 7). </text:p>
            <text:p text:style-name="P1">Освободив Виру, игрок выбирается из темницы и направляется к конюшням, дабы добыть лошадей, необходимых, чтоб покинуть город. Там он замечает молодого паренька, видимо прислуживающего в конюшнях. Игрок может попытаться убить его (необходима ловкость 3) или оглушить (необходима ловкость 2 и сила 2). Если на игроке одета броня стражи, он может сказать парню, что <text:soft-page-break/>преследует опасного преступника, и ему срочно нужны две лошади. Если ни убедить, ни обезвредить конюшего не удалось, тот успеет вызвать на помощь стражу корчмы, начнётся бой 6). Выиграв сражение, игрок и Вира доезжают до городских ворот и видят, что они оцеплены. Вира говорит, что сможет снять дозорного наверху, если игрок даст ей хоть какое-то оружие дальнего боя. Если у игрока есть такое, и он готов его отдать, Вира делает меткий выстрел, после чего вместе с игроком нападает на ошеломлённых стражников внизу. Если сила и ловкость игрока не меньше 2, они успевают перебить противников раньше, чем те опомнятся, если параметры игрока ниже указанных, начинается бой 7). Если же игрок не даст Вире оружия, они могут попытаться пробиться через ворота с налёта, или же игрок может отвлечь часть стражи. Успех атаки с налёта зависит от параметров игрока. Если его ловкость равна 2, его ранят, сняв четверть хп, но беглецы пробьются. Если <text:soft-page-break/>ловкость игрока равна 3, он уклониться от стрел и <text:s/>покинет город с Вирой, оставшись невредимым. Если же ловкость игрока меньше 2-х, его ранят и он падает с коня. Вира останавливается, дабы помочь ему, но пуля настигает и её. Кирианка погибает, а игрок оказывается в тюрьме. Если игроку удастся покинуть город, он может отправиться в Кирт<text:span text:style-name="T2">'</text:span><text:span text:style-name="T3">аррош вместе с Вирой или остаться на месте. Независимо от выбора, задание считается выполненным. Если игрок решает отвлечь внимание стражи, происходит тот же расчёт, что и в случае с внезапной атакой. Если игрока настигают, начинается бой 7). Если игрок его проигрывает, он оказывается в тюрьме, однако Вире при таком развитии событий в любом случае удаётся сбежать, задание выполнено. </text:span><text:s/></text:p>
            <text:p text:style-name="P1">В том случае, если в одном из сражений Вира погибает, задание считается проваленным, а игрок продолжает побег один ( все варианты, предполагающие вмешательство Виры исключены, параметры, <text:soft-page-break/>необходимые для прорыва через ворота повышены на 1). </text:p>
            <text:p text:style-name="P1">Если игрок оказался в тюрьме, не освободив при этом Виру( игрок солгал капитану прежде чем принять поручение об убийстве разбойников, он может попытаться спрятать какой-либо <text:s/>предмет из инвентаря( кроме полноценного оружия и брони, не считая ножи) во время досмотра. Если ловкость игрока равна 3 или более ему это удаётся. Оказавшись в камере, игрок может попытаться вскрыть замок, если он сумел спрятать отмычку. Для этого игроку придётся пройти проверку на ловкость и удачу( необходима ловкость 3 и удача 2). Если же у игрока нет отмычки, Вира через стену говорит ему, что попытается вытащить его отсюда и выбраться сама. Дождавшись обхода, Вира схватит тюремщика и, ударив его головой о решётку, достанет ключи. Игрок сможет обобрать тело тюремщика прежде, чем в камеру вломится отряд стражи, услышавший шум. Начинается бой 4) но в союзниках у игрока есть Вира.</text:p>
            <text:p text:style-name="P1"><text:soft-page-break/><text:s/>Если же игрок прошёл проверку на ловкость и вскрыл замок, он освобождает Виру, и та скрытно убивает тюремщика, начинающего обход. Тихо избавившись от одного из своих противников, игрок и кирианка атакуют оставшуюся стражу. Если сила и ловкость игрока равны 2, они убивают всех противников, если проверка на параметры не пройдена — в живых остаётся капитан, чьи параметры указаны в бою 2). </text:p>
            <text:p text:style-name="P1">Дальнейший побег происходит по схеме, описанной выше.</text:p>
            <text:p text:style-name="P1">Если же игрок оказался в тюрьме один, у него есть несколько путей выхода на свободу. </text:p>
            <text:p text:style-name="P1">Во-первых, если до попадания в тюрьму игрок зашёл в локацию «бар» и, встретив там подозрительного типа отдал ему 1000 медяков( этот диалог я пропишу отдельно, затем скину тебе), за игрока заплатят залог и выпустят. Также, если игрок выполнил задание «стражи порядка» и помог купцу, после чего выпил с ним, его вскоре выпустят и передадут записку. Вот её текст: «Друг мой! <text:soft-page-break/>До меня дошли вести, что ты попал в какую-то передрягу. Не знаю, за что и как тебя схватили, но считаю своим долгом спасти твоё положение, как ты когда-то спас моё. </text:p>
            <text:p text:style-name="P1"><text:s/>-Хильгримм Годрисон». </text:p>
            <text:p text:style-name="P1">Вторая схема освобождения почти целиком описана выше( вариант со вскрытием двери отмычкой и побегом). При этом игрок сам может попытаться оглушить тюремщика, если отмычки при нём нет, для этого ему нужна ловкость, равная 2+ и сила, равная 2+. Вскрытие двери отмычкой не считается отдельным вариантом действия, игроку необходимо открыть инвентарь, выбрать отмычку и нажать «использовать». Дальнейший побег происходит по той же схеме, что и при освобождении Виры, но со следующими изменениями: </text:p>
            <text:p text:style-name="P1">1) Виры в союзниках у игрока больше нет </text:p>
            <text:p text:style-name="P1">2) Оказавшись у ворот, игрок всё также может отвлечь стражу и скрыться от неё, но теперь после этого у него будет выбор, остаться в городе, скрывшись <text:soft-page-break/>в трущобах или выбраться за его пределы, пока большая часть стражи занята поисками игрока по переулкам. </text:p>
            <text:p text:style-name="P1">Также игрок может осмотреть камеру, в которой находится. Если его восприятие равно 2 или более, игрок замечает странный скол на полу в двух местах. Одну из сколотых плит игрок может сдвинуть, если его сила равна трём или более. Там он найдёт небольшой кинжал и записку, текст которой я отошлю отдельным файлом, ибо он велик и несёт лорную инфу. Использовав кинжал через инвентарь, игрок может поднять им край второй плиты. Неожиданно она целиком раздвинется, и перед игроком откроется ход в подземелье. </text:p>
            <text:p text:style-name="P1"><text:s/>Спустившись в пещеры, игрок следует по ним, пока не предстанет перед развилкой. На своде одного ответвления будет выгравирована открытая дверь, на своде другого — звезда. </text:p>
            <text:p text:style-name="P1">Войдя в проход, отмеченный звездой, игрок окажется в просторном зале, в центре которого будет располагаться нечто вроде алтаря, а по бокам — статуи. <text:soft-page-break/>Разглядеть что-то получше игрок не успеет, ибо будет врасплох застигнут внезапным ударом по голове, после чего вырубится. </text:p>
            <text:p text:style-name="P1">Если же игрок отправится в коридор, на своде которого была выгравирована дверь, он также окажется в просторном зале. На стенах зала будут развешаны гобелены с изображениями различных символов, большинство из которых связано со стихиями. Игрок может осмотреть зал. Отодвинув один из гобеленов, он обнаружит в стене выступ, в который будет вложен небольшой камень кристаллической формы( пригодится для одного из дальнейших квестов) и книга, содержащая в себе кусок лора, повествующий о Богах (лор вышлю отдельным файлом, если он у тебя не сохранился). </text:p>
            <text:p text:style-name="P1">Забрав содержимое тайника или проигнорировав его, игрок продвигается дальше по сети темных коридоров. Наконец он видит просвет и выходит в последнюю комнату. В углу её стоит сундук. Игрок может попытаться открыть его, однако наткнётся на что-то вроде кодового замка. <text:soft-page-break/>Если у игрока есть отмычка и его ловкость равна трём или более, он может вскрыть замок, если нет — придётся подбирать правильный вариант. На механизме замка изображён месяц и кинжал. Рядом расположены кнопки в виде букв С, О и А. </text:p>
            <text:p text:style-name="P1">При нажатии на букву О замок открывается, и игрок находит там </text:p>
            <text:p text:style-name="P1">Вечернюю Звезду( клинок, +2 силы, даёт способность «воля богов». Способность на один ход позволяет <text:span text:style-name="T4">призвать на помощь Наваждение, способное оглушить(30%), отравить(30%) или ослепить(40%) врага. Откат — 4 хода). </text:span></text:p>
            <text:p text:style-name="P1"><text:span text:style-name="T4">Также в сундуке будут находиться 200 медяков. </text:span></text:p>
            <text:p text:style-name="P1"><text:span text:style-name="T4">Если же игрок ошибается при вскрытии замка, он получает 15 урона. <text:s/></text:span></text:p>
            <text:p text:style-name="P1"><text:span text:style-name="T4">Миновав комнату с сундуком, игрок покидает подземелье и оказывается в Старолесии. </text:span></text:p>
            <text:p text:style-name="P1"><text:span text:style-name="T4">Впрочем, ничто не мешает игроку честно отсидеть свой срок, получив случайные штрафы и бонусы ( от двух параметров вычитается по одному очку, к двум другим — </text:span><text:soft-page-break/><text:span text:style-name="T4">прибавляется).</text:span></text:p>
            <text:p text:style-name="P1"><text:span text:style-name="T4">ВАЖНОЕ ПОЯСНЕНИЕ: </text:span></text:p>
            <text:p text:style-name="P1"><text:span text:style-name="T4">Оказываясь в тюрьме, игрок теряет все вещи, кроме тех, что остались в других поселениях и тех, что ему удалось спрятать. Будучи в розыске( сбежав из тюрьмы или совершив преступление, игрок теряет свой дом в городе, где его разыскивают, не может появляться на рынке без маски и появляться у поста стражи, иначе на него нападут стражники и, в случае поражения, отправят в тюрьму.</text:span> </text:p>
          </table:table-cell>
          <table:table-cell table:style-name="Таблица1.A2" office:value-type="string">
            <text:p text:style-name="P1">1) Освободить Виру.</text:p>
            <text:p text:style-name="P1"/>
          </table:table-cell>
          <table:table-cell table:style-name="Таблица1.A2" office:value-type="string">
            <text:p text:style-name="P2">Игрок: Ааа... Где я? </text:p>
            <text:p text:style-name="P2"><text:s/>Вира: крепко же тебя пришибло... Хоть что-нибудь помнишь. </text:p>
            <text:p text:style-name="P2"><text:s/>Игрок( недолго помолчав, осмотревшись по сторонам и приглядевшись к Вире): Вот чёрт... Теперь вспоминаю. Что произошло после того, как меня ранили? </text:p>
            <text:p text:style-name="P1"><text:span text:style-name="T3"><text:s/>Вира( благодарно): после того как ты спас мне жизнь, в банк вломился целый легион гвардейцев <text:s/>К счастью, я успела вытащить тебя и кое-как дотащить досюда. Здесь, в трущобах, у нас есть союзники. Не самые смелые люди — сражаться они </text:span><text:soft-page-break/><text:span text:style-name="T3">не стали — но укрыть нас согласились. </text:span></text:p>
            <text:p text:style-name="P2">Игрок: и что нам теперь делать? </text:p>
            <text:p text:style-name="P1"><text:span text:style-name="T3">Вира: когда ты окончательно поправишься, нам нужно будет добраться до Кирт</text:span><text:span text:style-name="T2">'</text:span><text:span text:style-name="T3">арроша. И разузнать, что стало с нашей повозкой. Хотя я, признаться, уже не надеюсь, что везшие золото бедняги выжили. </text:span></text:p>
            <text:p text:style-name="P2">Внезапно сверху раздаются шаги и грохот. Вира, видимо решив, что вернулись её знакомые, поднимается из подвала. </text:p>
            <text:p text:style-name="P2"><text:s/>Раздаётся крик и лязг, затем хриплый стон. Недолго думая, игрок решает... </text:p>
            <text:p text:style-name="P2">а) Не высовываться </text:p>
            <text:p text:style-name="P2">б) Проверить, что происходит. </text:p>
            <text:p text:style-name="P2"><text:s/>При выборе варианта а) до игрока доносятся звуки боя сверху, после чего следующие слова: </text:p>
            <text:p text:style-name="P2">Хриплый голос: Так, эту в тюрьму, сейчас же. А ты, проверь, что там ещё внизу. </text:p>
            <text:p text:style-name="P2">Игрок слышит озлобленное рычание Виры, после чего в погрею спускается стражник, и начинается бой 1)</text:p>
            <text:p text:style-name="P2">При выборе варианта б) Игрок выскакивает из подвала и видит, как четверо стражников держат Виру. Один из них кивает двоим своим союзникам, <text:soft-page-break/>и те утаскивают из дома брыкающуюся кирианку, а вместе с оставшимся нападает на игрока, начинается бой 2.</text:p>
            <text:p text:style-name="P2"><text:s/>Какой бы вариант действий игрок не выбрал, уже на выходе из дома он сталкивается с уже не молодой женщиной. </text:p>
            <text:p text:style-name="P2">Незнакомка: Боже, что тут произошло? Где Вира? </text:p>
            <text:p text:style-name="P2">Игрок: </text:p>
            <text:p text:style-name="P2">а) Уйди прочь, мне надо спешить! </text:p>
            <text:p text:style-name="P2">б)Мадам, кто вы и откуда знаете Виру? </text:p>
            <text:p text:style-name="P2">При выборе варианта а) диалог заканчивается, и игрок оказывается в трущобах. При выборе варианта б): </text:p>
            <text:p text:style-name="P2">Незнакомка: Сэр, меня зовут Айя, и я хозяйка этого дома. День тому назад Вира принесла вас ко мне, заявив, что вы пожертвовали ради неё жизнью. </text:p>
            <text:p text:style-name="P2">Игрок: Виру схватили гвардейцы. Они ворвались целым отрядом, и я не успел ничего сделать. </text:p>
            <text:p text:style-name="P2">Айя:Вот, говорила я ей, что до добра не доведёт её этот мятеж... Что же нам теперь делать? Государство понесло убытки из-за того, что вы учинили, быть может, за Виру можно заплатить залог? Вот <text:soft-page-break/>только... Маловато у меня денег-то будет. Сэр, есть у вас хотя бы, скажем, 250 медяков? </text:p>
            <text:p text:style-name="P2">Игрок </text:p>
            <text:p text:style-name="P2">а)(если деньги есть): Конечно, держите! </text:p>
            <text:p text:style-name="P2">б) Сейчас у меня нет ни гроша, но если от этого зависит судьба Виры, я добуду деньги. </text:p>
            <text:p text:style-name="P2">2) </text:p>
            <text:p text:style-name="P2">Стражник: Эй, ты! Иди сюда, и не вздумай чего-нибудь выкинуть! </text:p>
            <text:p text:style-name="P2">Игрок: </text:p>
            <text:p text:style-name="P2">а) Конечно, сеньор, что вам нужно? </text:p>
            <text:p text:style-name="P2">б)/Обнажить оружие/ </text:p>
            <text:p text:style-name="P2">При выборе варианта б) начинается бой 2.</text:p>
            <text:p text:style-name="P2">При выборе варианта а) игрока скручивают и приводят к командующему обороной города. </text:p>
            <text:p text:style-name="P2">Командующий обороной:Ха! Я, конечно, знал, что вы, кирианцы, умом не отличаетесь, но ты, наверное, даже среди своих туповат, раз сам пришёл ко мне в руки.</text:p>
            <text:p text:style-name="P2">Игрок: </text:p>
            <text:p text:style-name="P2">а) Я пришёл, чтобы сдаться, надеясь, что вы смилуетесь надо мной. </text:p>
            <text:p text:style-name="P2">б) /резко прыгнуть на капитана стражи /</text:p>
            <text:p text:style-name="P2">Если предварительно игрок купил у торговца в трущобах кинжал, он убивает капитана, после <text:soft-page-break/>чего, вооружённый лишь кинжалом( остальное оружие реквизировала стража), вступает в бой 2. Если кинжала у игрока не оказалось, стража хватает его. </text:p>
            <text:p text:style-name="P2">При выборе варианта а): </text:p>
            <text:p text:style-name="P2">Командующий: И правильно сделал. Если будешь быстро и правдиво отвечать на мои вопросы, твоя голова, быть может останется на плечах. Итак, есть ли на свободе ещё кто-то из вашей шайки? </text:p>
            <text:p text:style-name="P2">Игрок: </text:p>
            <text:p text:style-name="P2">А) Нет, я последний( ложь) </text:p>
            <text:p text:style-name="P2">Б)Думаю, да. Во время ограбления банка с нами были ещё люди, не участвовавшие в сражении. </text:p>
            <text:p text:style-name="P2">Что бы ни ответил игрок, диалог продолжается. </text:p>
            <text:p text:style-name="P2">Командующий: Хорошо. Вас кто-то направлял? </text:p>
            <text:p text:style-name="P2">Игрок: </text:p>
            <text:p text:style-name="P2">А) Нет, мы действовали ради собственной выгоды. </text:p>
            <text:p text:style-name="P2">Б) Да, нас направили мятежные кирианцы. </text:p>
            <text:p text:style-name="P2">Что бы игрок не ответил, диалог продолжается. </text:p>
            <text:p text:style-name="P2">Командующий: Вижу, ты и впрямь настроен сотрудничать. В таком случае, ты можешь помочь нам не только словами, но и делом. В ближних лесах, у тракта, <text:soft-page-break/>засела шайка разбойников. С тобой пойдёт пара моих ребят. Не будешь чудить и сумеешь избавиться от бандитов — свобода, считай, твоя. Поверь, я смогу замолвить за тебя слово. </text:p>
            <text:p text:style-name="P2">3) </text:p>
            <text:p text:style-name="P2">Командующий: Хм... Неплохая работа. Что ж, думаю, ты заслужил свободу. Как ты уже, верно, знаешь, наш лорд сейчас в отъезде, так что тебе повезло: все дела с пленными решаю я. </text:p>
            <text:p text:style-name="P2">Игрок: </text:p>
            <text:p text:style-name="P2">а) Благодарю, сеньор </text:p>
            <text:p text:style-name="P2">б)Я хотел бы обменять свою свободу... </text:p>
            <text:p text:style-name="P2">При выборе варианта а) диалог и квест заканчиваются. Игрок получает свободу для себя, однако Виру казнят. </text:p>
            <text:p text:style-name="P2">При выборе варианта б): </text:p>
            <text:p text:style-name="P2">Командующий: Так, а вот это уже что-то новое... И чью же свободу ты хочешь выкупить? </text:p>
            <text:p text:style-name="P2">Игрок: Кирианки по имени Вира, ваши люди взяли её совсем недавно. </text:p>
            <text:p text:style-name="P2">Командующий( немного подумав): Хмм... Тебе повезло, парень. Есть один древний, как мир, закон, разрешающий подобное. Выпустим мы твою девчонку, ну а тебе, хе-хе, <text:soft-page-break/>приятного проживания в нашей мучильне. </text:p>
            <text:p text:style-name="P2">4) Капитан патруля: Эй, ты!Чего ты тут ошиваешься на ночь глядя? </text:p>
            <text:p text:style-name="P2">Игрок: </text:p>
            <text:p text:style-name="P2">а) Резко пырнуть капитана в горло ( только если есть кинжал) </text:p>
            <text:p text:style-name="P2">б)О, офицер, вы очень кстати! Понимаете ли, я стал жертвой ограбления.. </text:p>
            <text:p text:style-name="P2">При выборе варианта а) игрок убивает капитана, если его параметр ловкости равен 3+, если параметр ниже, капитан перехватывает руку игрока, начинается бой 4). Если же капитан убит, начинает бой 4), но его среди противников нет. </text:p>
            <text:p text:style-name="P2">При выборе варианта б): </text:p>
            <text:p text:style-name="P2">Капитан: Так, подожди, дружок. А ты-то что здесь делал? </text:p>
            <text:p text:style-name="P2">Игрок:</text:p>
            <text:p text:style-name="P2">а) Я торговец. На границах нас задержали, и мы въехали в город только ночью.. </text:p>
            <text:p text:style-name="P2">б)Я приезжий, сир. Денег у меня немного, вот я и пошёл сюда в поисках дешёвой гостиницы.</text:p>
            <text:p text:style-name="P2">При выборе варианта б): </text:p>
            <text:p text:style-name="P2">Капитан: ясно... Так запомни, путник, в Кастомаки в трущобы и днём-то лучше не соваться, а ночью... Ладно, иди за нами, объяснишь <text:soft-page-break/>командующему, что у тебя там за дело. </text:p>
            <text:p text:style-name="P2">При выборе варианта а): </text:p>
            <text:p text:style-name="P2">Капитан: Так я тебе и поверил. Торговцы заезжают через Купеческие Врата, да и повозки я у тебя не вижу. А документы где? </text:p>
            <text:p text:style-name="P2">Игрок: </text:p>
            <text:p text:style-name="P2">а)Вот, извольте посмотреть( доступно только после покупки поддельных документов у местного торговца). </text:p>
            <text:p text:style-name="P2">б)Ну... Так их тоже украли... </text:p>
            <text:p text:style-name="P2">При выборе варианта б) капитан отказывается верить игроку, начинается бой 4). </text:p>
            <text:p text:style-name="P2">При выборе варианта а) командир приглядывается к документу и, не заметив, никаких отличий от нормального, спрашивает у игрока, зачем тот надел маску. Игрок отвечает, что в одном бою был ранен и теперь скрывает за ней шрамы. Командир, прослушав в пол-уха слова игрока, соглашается отвести того к посту стражи. </text:p>
            <text:p text:style-name="P2">5) Стражник: Эй, парень, ты из какого отряда? </text:p>
            <text:p text:style-name="P2"><text:s/>Игрок: из патруля, мне срочно надо поговорить с команующим! </text:p>
            <text:p text:style-name="P2">Стража пропускает игрока, он <text:soft-page-break/>заходит в комнату командующего. </text:p>
            <text:p text:style-name="P2">Командующий: Эй! Ты откуда? Почему броня в крови? Что случилось? </text:p>
            <text:p text:style-name="P2">Игрок: </text:p>
            <text:p text:style-name="P2">а) атаковать командующего </text:p>
            <text:p text:style-name="P2">б)Мы проходили через трущобы, когда на нас напали. Они были в масках, лиц не разглядеть... </text:p>
            <text:p text:style-name="P2">При выборе варианта а): </text:p>
            <text:p text:style-name="P2">Игрок резко наносит командующему удар. Если ловкость игрока равна или больше 2, командующий погибает, после чего начинается бой 2), но капитана среди противников нет. </text:p>
            <text:p text:style-name="P2">При выборе варианта б): </text:p>
            <text:p text:style-name="P2">Командующий: И почему вы их не перебили? </text:p>
            <text:p text:style-name="P2">Игрок: Сэр, их была целая армия, я сам с трудом унёс ноги. </text:p>
            <text:p text:style-name="P2">Командующий: Ладно, потом с тобой разберёмся. Где именно на вас напали? </text:p>
            <text:p text:style-name="P2">Игрок: В третьем переулке после площади, что в южной части трущоб. </text:p>
            <text:p text:style-name="P2">Капитан даёт отмашку отряду отправится на место, названное игроком, после чего игрок наносит ему удар. Если ловкость игрока = или больше 2, командующий умирает, если нет, то игрок вступает с ним в схватку <text:soft-page-break/>( параметры командующего указаны в списке противников в бою 2). </text:p>
            <text:p text:style-name="P2">6) </text:p>
            <text:p text:style-name="P2">Тюремщик: Какого чёрта? Что происходит. </text:p>
            <text:p text:style-name="P2">Игрок: </text:p>
            <text:p text:style-name="P2">а)Убить тюремщика </text:p>
            <text:p text:style-name="P2">б) Тебя отправляют на задание! </text:p>
            <text:p text:style-name="P2">в)Вот у меня тот же вопрос. Какого чёрта ты спишь на посту?! Капитану уже это надоело! Он требует тебя к себе. </text:p>
            <text:p text:style-name="P2">При выборе варианта а): </text:p>
            <text:p text:style-name="P2">Если сила игрока равна 2 или больше, тюремщик убит. Если параметр силы меньше 2-х, начинается бой 5) </text:p>
            <text:p text:style-name="P2">При выборе варианта б): </text:p>
            <text:p text:style-name="P2">Тюремщик:Какого это чёрта я должен идти на задание? У меня тут пост! А у тебя на броне почему кровь? Где капитан? </text:p>
            <text:p text:style-name="P2">Игрок резко атакует тюремщика, проходит ту же проверку на силу, что и при выборе варианта а). </text:p>
            <text:p text:style-name="P2">При выборе варианта в): </text:p>
            <text:p text:style-name="P2">Тюремщик: Проклятье... Ладно, сейчас, пропусти уж меня. </text:p>
            <text:p text:style-name="P2">Когда тюремщик поворачивается к игроку спиной, тот пронзает его и, взяв ключи, отправляется в темницу. </text:p>
            <text:p text:style-name="P2">7) Вира: Что ты тут делаешь? Тебя тоже схватили?! </text:p>
            <text:p text:style-name="P2"><text:soft-page-break/>Игрок: Нет, надо вытаскивать тебя отсюда. Только тихо. </text:p>
            <text:p text:style-name="P2">Вира: Вот только как это сделать...</text:p>
            <text:p text:style-name="P2">Игрок:Иногда не стоит строить слишком сложных планов. /Достаёт ключи/. </text:p>
            <text:p text:style-name="P2"><text:s/></text:p>
            <text:p text:style-name="P2"/>
          </table:table-cell>
          <table:table-cell table:style-name="Таблица1.A2" office:value-type="string">
            <text:p text:style-name="P1">Кастомаки: трущобы</text:p>
            <text:p text:style-name="P1">Кастомаки: тюрьма</text:p>
          </table:table-cell>
          <table:table-cell table:style-name="Таблица1.A2" office:value-type="string">
            <text:p text:style-name="P7">Полученые за бой 1): </text:p>
            <text:p text:style-name="P1">Опыт: 5 </text:p>
            <text:p text:style-name="P1"><text:s/>Одноручный клинок </text:p>
            <text:p text:style-name="P1">Латные наручи( пропиши защиту сам, ибо я не знаю, какая лучше впишется в баланс).</text:p>
            <text:p text:style-name="P7">За бой 2): </text:p>
            <text:p text:style-name="P1">Тоже, что и за первый бой + ещё 20 опыта и пятьдесят монет.</text:p>
            <text:p text:style-name="P1">За бой 3): </text:p>
            <text:p text:style-name="P1">Опыт:20 </text:p>
            <text:p text:style-name="P7"><text:soft-page-break/>За бой 4) </text:p>
            <text:p text:style-name="P1">Медяки: 50 </text:p>
            <text:p text:style-name="P1">Алебарда стражника (сила +3, ловкость -1). </text:p>
            <text:p text:style-name="P1">Клинок капитана: </text:p>
            <text:p text:style-name="P1">(Сила: +1 </text:p>
            <text:p text:style-name="P1">Даёт способность «власть правосудия». Использование этой способности увеличивает силу всего отряда игрока на 1 единицу, если в следующем ходу после его использования игрок убил хотя бы одного врага. Откат — 2 хода.)</text:p>
            <text:p text:style-name="P7">За бой пять: </text:p>
            <text:p text:style-name="P8">Опыт:5 </text:p>
            <text:p text:style-name="P1">Тесак тюремщика( сила +2, ловкость -1, даёт способность, описанную в параметрах тюремщик<text:soft-page-break/>а). </text:p>
            <text:p text:style-name="P1">10 монет </text:p>
            <text:p text:style-name="P1">Ключи от камер.</text:p>
            <text:p text:style-name="P7">За бой 6: </text:p>
            <text:p text:style-name="P7"><text:span text:style-name="T5">Опыт: 10</text:span></text:p>
            <text:p text:style-name="P7"><text:span text:style-name="T5">медяки: 100 </text:span></text:p>
            <text:p text:style-name="P7"><text:span text:style-name="T5">Простая аркебуза( меткость+2, сила+1). </text:span></text:p>
            <text:p text:style-name="P7"><text:span text:style-name="T5">За выполнение квеста: </text:span></text:p>
            <text:p text:style-name="P7"><text:span text:style-name="T5">Опыт: 300.</text:span> </text:p>
          </table:table-cell>
          <table:table-cell table:style-name="Таблица1.A2" office:value-type="string">
            <text:p text:style-name="P1">Автоматически после выполнения задания «Ограбление по-кириански», но лишь в том случае, если игрок заслонил собой Виру.</text:p>
          </table:table-cell>
          <table:table-cell table:style-name="Таблица1.A2" office:value-type="string">
            <text:p text:style-name="P1">Побочное</text:p>
          </table:table-cell>
          <table:table-cell table:style-name="Таблица1.I2" office:value-type="string">
            <text:p text:style-name="P1">1) Противник: </text:p>
            <text:p text:style-name="P1">Стражник с клинком: </text:p>
            <text:p text:style-name="P1">Сила: 3 </text:p>
            <text:p text:style-name="P1">Ловкость:1 </text:p>
            <text:p text:style-name="P1">Меткость:1 </text:p>
            <text:p text:style-name="P1">Удача:2 </text:p>
            <text:p text:style-name="P1">Восприятие:1</text:p>
            <text:p text:style-name="P1"><text:s/>Магия:0 </text:p>
            <text:p text:style-name="P1"><text:s/>Хп: 55 </text:p>
            <text:p text:style-name="P1">2) Противники: </text:p>
            <text:p text:style-name="P1"><text:s/>Капитан стражи: </text:p>
            <text:p text:style-name="P1">Хп:60 </text:p>
            <text:p text:style-name="P1">Сила:3</text:p>
            <text:p text:style-name="P1">Ловкость:2 </text:p>
            <text:p text:style-name="P1">Удача:1</text:p>
            <text:p text:style-name="P1">Меткость:1</text:p>
            <text:p text:style-name="P1">Восприятие:1 <text:s/></text:p>
            <text:p text:style-name="P1">вооружён мечом </text:p>
            <text:p text:style-name="P1"><text:s/>Стражник с палашом: </text:p>
            <text:p text:style-name="P1">Сила:4</text:p>
            <text:p text:style-name="P1">Ловкость:1</text:p>
            <text:p text:style-name="P1">Меткость:1</text:p>
            <text:p text:style-name="P1">Удача:1</text:p>
            <text:p text:style-name="P1">Восприятие<text:soft-page-break/>:1 </text:p>
            <text:p text:style-name="P1">Стражник с клеймором: </text:p>
            <text:p text:style-name="P1">Сила:4 </text:p>
            <text:p text:style-name="P1">Ловкость:1 </text:p>
            <text:p text:style-name="P1">Восприятие:1</text:p>
            <text:p text:style-name="P1">Меткость:1 </text:p>
            <text:p text:style-name="P1">Удача:1</text:p>
            <text:p text:style-name="P1">хп: 20 </text:p>
            <text:p text:style-name="P1">Стражник с аркебузой: </text:p>
            <text:p text:style-name="P1">Сила:2 </text:p>
            <text:p text:style-name="P1">Ловкость:1 </text:p>
            <text:p text:style-name="P1">Восприятие:3</text:p>
            <text:p text:style-name="P1">Меткость:2</text:p>
            <text:p text:style-name="P1">хп:17 </text:p>
            <text:p text:style-name="P1">3) Противники: </text:p>
            <text:p text:style-name="P1">Бандит — лучник: </text:p>
            <text:p text:style-name="P1">Хп:20 </text:p>
            <text:p text:style-name="P1">Сила:1</text:p>
            <text:p text:style-name="P1">Ловкость:2 </text:p>
            <text:p text:style-name="P1">Меткость:3</text:p>
            <text:p text:style-name="P1">Удача:1 </text:p>
            <text:p text:style-name="P1">Восприятие:4 </text:p>
            <text:p text:style-name="P1">Бандит с секирой: </text:p>
            <text:p text:style-name="P1">Хп:20 </text:p>
            <text:p text:style-name="P1">Сила:4</text:p>
            <text:p text:style-name="P1">Ловкость:1</text:p>
            <text:p text:style-name="P1">Меткость:1 </text:p>
            <text:p text:style-name="P1">Восприятие:2 </text:p>
            <text:p text:style-name="P1">удача:2 </text:p>
            <text:p text:style-name="P1">Атаман: </text:p>
            <text:p text:style-name="P1">Хп:25 </text:p>
            <text:p text:style-name="P1">Сила:2</text:p>
            <text:p text:style-name="P1">Ловкость:2</text:p>
            <text:p text:style-name="P1">Удача:2</text:p>
            <text:p text:style-name="P1">Восприятие:2</text:p>
            <text:p text:style-name="P1">Меткость:2</text:p>
            <text:p text:style-name="P1">Союзники: </text:p>
            <text:p text:style-name="P1">Стражник с аркебузой: </text:p>
            <text:p text:style-name="P1">Сила:2 </text:p>
            <text:p text:style-name="P1">Меткость:3</text:p>
            <text:p text:style-name="P1">Ловкость:2 </text:p>
            <text:p text:style-name="P1">Удача:2 </text:p>
            <text:p text:style-name="P1">Восприятие:1 </text:p>
            <text:p text:style-name="P1">4)Стражник с алебардой:</text:p>
            <text:p text:style-name="P1">хп:15 </text:p>
            <text:p text:style-name="P1">сила:3</text:p>
            <text:p text:style-name="P1">Ловкость:1</text:p>
            <text:p text:style-name="P1">удача:1</text:p>
            <text:p text:style-name="P1"><text:soft-page-break/>меткость:1 </text:p>
            <text:p text:style-name="P1">Стражник с мушкетом: </text:p>
            <text:p text:style-name="P1">Хп:10 </text:p>
            <text:p text:style-name="P1">Меткость:2 </text:p>
            <text:p text:style-name="P1">Сила:2 </text:p>
            <text:p text:style-name="P1">Удача:1 </text:p>
            <text:p text:style-name="P1">Ловкость:1 </text:p>
            <text:p text:style-name="P1">Капитан патруля:</text:p>
            <text:p text:style-name="P1">Хп:20</text:p>
            <text:p text:style-name="P1">Сила:3 </text:p>
            <text:p text:style-name="P1">Ловкость:2 </text:p>
            <text:p text:style-name="P1">Удача:2 </text:p>
            <text:p text:style-name="P1">Меткость:1 </text:p>
            <text:p text:style-name="P1">5)Тюремщик: </text:p>
            <text:p text:style-name="P1">Хп:15 </text:p>
            <text:p text:style-name="P1">Сила:3 </text:p>
            <text:p text:style-name="P1">Ловкость:1 </text:p>
            <text:p text:style-name="P1">Удача:1 </text:p>
            <text:p text:style-name="P1">Меткость:1 </text:p>
            <text:p text:style-name="P1">Имеет способность «подавляющий удар» Такая атака наносит на 30% меньше урона, чем обычная, но снижает урон от следующей атаки врага на 50%. Откат — 3 хода.</text:p>
            <text:p text:style-name="P1">6) Союзники: </text:p>
            <text:p text:style-name="P1">Вира( параметры аналогичны прописанным в предыдущем квесте). </text:p>
            <text:p text:style-name="P1">Противники: </text:p>
            <text:p text:style-name="P1">Стражник со шпагой: </text:p>
            <text:p text:style-name="P1">Хп:15 </text:p>
            <text:p text:style-name="P1">Ловкость:3</text:p>
            <text:p text:style-name="P1">Сила:1 </text:p>
            <text:p text:style-name="P1">Меткость:2 </text:p>
            <text:p text:style-name="P1">Удача:1 </text:p>
            <text:p text:style-name="P1">Стражник с аркебузой:</text:p>
            <text:p text:style-name="P1">хп:10 </text:p>
            <text:p text:style-name="P1">Сила:3</text:p>
            <text:p text:style-name="P1">Ловкость:1 </text:p>
            <text:p text:style-name="P1"><text:soft-page-break/>Меткость:2</text:p>
            <text:p text:style-name="P1">Удача:2 </text:p>
            <text:p text:style-name="P1">Наёмник: </text:p>
            <text:p text:style-name="P1">Хп:15 </text:p>
            <text:p text:style-name="P1">Все параметры кроме магии равны двум. </text:p>
            <text:p text:style-name="P1">7) Противники: </text:p>
            <text:p text:style-name="P1">Капитан дозора: </text:p>
            <text:p text:style-name="P1">Хп:20 </text:p>
            <text:p text:style-name="P1">Сила:2 </text:p>
            <text:p text:style-name="P1">Меткость:2 </text:p>
            <text:p text:style-name="P1">Ловкость:1 </text:p>
            <text:p text:style-name="P1">Удача:2</text:p>
            <text:p text:style-name="P1">Способности: </text:p>
            <text:p text:style-name="P1">«Самозабвенная атака»( на 1 ход даёт +1 ко всем параметрам, но в следующем снимает четверть хп. откат- 1 ход) </text:p>
            <text:p text:style-name="P1">«Воодушевление»( капитан получает -1 к ловкости и удаче, но все союзники получают +1 к силе). </text:p>
            <text:p text:style-name="P1">Привратник: </text:p>
            <text:p text:style-name="P1">Сила:1 </text:p>
            <text:p text:style-name="P1">Ловкость:2 </text:p>
            <text:p text:style-name="P1">Удача:1 </text:p>
            <text:p text:style-name="P1">Меткость:1 </text:p>
            <text:p text:style-name="P1">(атакует два раза подряд, пока жив капитан дозора).</text:p>
          </table:table-cell>
        </table:table-row>
        <table:table-row>
          <table:table-cell table:style-name="Таблица1.A2" office:value-type="string">
            <text:p text:style-name="P1"/>
          </table:table-cell>
          <table:table-cell table:style-name="Таблица1.A2" office:value-type="string">
            <text:p text:style-name="P1"/>
          </table:table-cell>
          <table:table-cell table:style-name="Таблица1.A2" office:value-type="string">
            <text:p text:style-name="P1"/>
          </table:table-cell>
          <table:table-cell table:style-name="Таблица1.A2" office:value-type="string">
            <text:p text:style-name="P1"/>
          </table:table-cell>
          <table:table-cell table:style-name="Таблица1.A2" office:value-type="string">
            <text:p text:style-name="P1"/>
          </table:table-cell>
          <table:table-cell table:style-name="Таблица1.A2" office:value-type="string">
            <text:p text:style-name="P1"/>
          </table:table-cell>
          <table:table-cell table:style-name="Таблица1.A2" office:value-type="string">
            <text:p text:style-name="P1"/>
          </table:table-cell>
          <table:table-cell table:style-name="Таблица1.A2" office:value-type="string">
            <text:p text:style-name="P1"/>
          </table:table-cell>
          <table:table-cell table:style-name="Таблица1.I2" office:value-type="string">
            <text:p text:style-name="P1"/>
          </table:table-cell>
        </table:table-row>
        <table:table-row>
          <table:table-cell table:style-name="Таблица1.A2" office:value-type="string">
            <text:p text:style-name="P1"/>
          </table:table-cell>
          <table:table-cell table:style-name="Таблица1.A2" office:value-type="string">
            <text:p text:style-name="P1"/>
          </table:table-cell>
          <table:table-cell table:style-name="Таблица1.A2" office:value-type="string">
            <text:p text:style-name="P1"/>
          </table:table-cell>
          <table:table-cell table:style-name="Таблица1.A2" office:value-type="string">
            <text:p text:style-name="P1"/>
          </table:table-cell>
          <table:table-cell table:style-name="Таблица1.A2" office:value-type="string">
            <text:p text:style-name="P1"/>
          </table:table-cell>
          <table:table-cell table:style-name="Таблица1.A2" office:value-type="string">
            <text:p text:style-name="P1"/>
          </table:table-cell>
          <table:table-cell table:style-name="Таблица1.A2" office:value-type="string">
            <text:p text:style-name="P1"/>
          </table:table-cell>
          <table:table-cell table:style-name="Таблица1.A2" office:value-type="string">
            <text:p text:style-name="P1"/>
          </table:table-cell>
          <table:table-cell table:style-name="Таблица1.I2" office:value-type="string">
            <text:p text:style-name="P1"/>
          </table:table-cell>
        </table:table-row>
        <table:table-row>
          <table:table-cell table:style-name="Таблица1.A2" office:value-type="string">
            <text:p text:style-name="P1"/>
          </table:table-cell>
          <table:table-cell table:style-name="Таблица1.A2" office:value-type="string">
            <text:p text:style-name="P1"/>
          </table:table-cell>
          <table:table-cell table:style-name="Таблица1.A2" office:value-type="string">
            <text:p text:style-name="P1"/>
          </table:table-cell>
          <table:table-cell table:style-name="Таблица1.A2" office:value-type="string">
            <text:p text:style-name="P1"/>
          </table:table-cell>
          <table:table-cell table:style-name="Таблица1.A2" office:value-type="string">
            <text:p text:style-name="P1"/>
          </table:table-cell>
          <table:table-cell table:style-name="Таблица1.A2" office:value-type="string">
            <text:p text:style-name="P1"/>
          </table:table-cell>
          <table:table-cell table:style-name="Таблица1.A2" office:value-type="string">
            <text:p text:style-name="P1"/>
          </table:table-cell>
          <table:table-cell table:style-name="Таблица1.A2" office:value-type="string">
            <text:p text:style-name="P1"/>
          </table:table-cell>
          <table:table-cell table:style-name="Таблица1.I2" office:value-type="string">
            <text:p text:style-name="P1"/>
          </table:table-cell>
        </table:table-row>
        <table:table-row>
          <table:table-cell table:style-name="Таблица1.A2" office:value-type="string">
            <text:p text:style-name="P1"/>
          </table:table-cell>
          <table:table-cell table:style-name="Таблица1.A2" office:value-type="string">
            <text:p text:style-name="P1"/>
          </table:table-cell>
          <table:table-cell table:style-name="Таблица1.A2" office:value-type="string">
            <text:p text:style-name="P1"/>
          </table:table-cell>
          <table:table-cell table:style-name="Таблица1.A2" office:value-type="string">
            <text:p text:style-name="P1"/>
          </table:table-cell>
          <table:table-cell table:style-name="Таблица1.A2" office:value-type="string">
            <text:p text:style-name="P1"/>
          </table:table-cell>
          <table:table-cell table:style-name="Таблица1.A2" office:value-type="string">
            <text:p text:style-name="P1"/>
          </table:table-cell>
          <table:table-cell table:style-name="Таблица1.A2" office:value-type="string">
            <text:p text:style-name="P1"/>
          </table:table-cell>
          <table:table-cell table:style-name="Таблица1.A2" office:value-type="string">
            <text:p text:style-name="P1"/>
          </table:table-cell>
          <table:table-cell table:style-name="Таблица1.I2" office:value-type="string">
            <text:p text:style-name="P1"/>
          </table:table-cell>
        </table:table-row>
        <table:table-row>
          <table:table-cell table:style-name="Таблица1.A2" office:value-type="string">
            <text:p text:style-name="P1"/>
          </table:table-cell>
          <table:table-cell table:style-name="Таблица1.A2" office:value-type="string">
            <text:p text:style-name="P1"/>
          </table:table-cell>
          <table:table-cell table:style-name="Таблица1.A2" office:value-type="string">
            <text:p text:style-name="P1"/>
          </table:table-cell>
          <table:table-cell table:style-name="Таблица1.A2" office:value-type="string">
            <text:p text:style-name="P1"/>
          </table:table-cell>
          <table:table-cell table:style-name="Таблица1.A2" office:value-type="string">
            <text:p text:style-name="P1"/>
          </table:table-cell>
          <table:table-cell table:style-name="Таблица1.A2" office:value-type="string">
            <text:p text:style-name="P1"/>
          </table:table-cell>
          <table:table-cell table:style-name="Таблица1.A2" office:value-type="string">
            <text:p text:style-name="P1"/>
          </table:table-cell>
          <table:table-cell table:style-name="Таблица1.A2" office:value-type="string">
            <text:p text:style-name="P1"/>
          </table:table-cell>
          <table:table-cell table:style-name="Таблица1.I2" office:value-type="string">
            <text:p text:style-name="P1"/>
          </table:table-cell>
        </table:table-row>
        <table:table-row>
          <table:table-cell table:style-name="Таблица1.A2" office:value-type="string">
            <text:p text:style-name="P1"/>
          </table:table-cell>
          <table:table-cell table:style-name="Таблица1.A2" office:value-type="string">
            <text:p text:style-name="P1"/>
          </table:table-cell>
          <table:table-cell table:style-name="Таблица1.A2" office:value-type="string">
            <text:p text:style-name="P1"/>
          </table:table-cell>
          <table:table-cell table:style-name="Таблица1.A2" office:value-type="string">
            <text:p text:style-name="P1"/>
          </table:table-cell>
          <table:table-cell table:style-name="Таблица1.A2" office:value-type="string">
            <text:p text:style-name="P1"/>
          </table:table-cell>
          <table:table-cell table:style-name="Таблица1.A2" office:value-type="string">
            <text:p text:style-name="P1"/>
          </table:table-cell>
          <table:table-cell table:style-name="Таблица1.A2" office:value-type="string">
            <text:p text:style-name="P1"/>
          </table:table-cell>
          <table:table-cell table:style-name="Таблица1.A2" office:value-type="string">
            <text:p text:style-name="P1"/>
          </table:table-cell>
          <table:table-cell table:style-name="Таблица1.I2" office:value-type="string">
            <text:p text:style-name="P1"/>
          </table:table-cell>
        </table:table-row>
        <table:table-row>
          <table:table-cell table:style-name="Таблица1.A2" office:value-type="string">
            <text:p text:style-name="P1"/>
          </table:table-cell>
          <table:table-cell table:style-name="Таблица1.A2" office:value-type="string">
            <text:p text:style-name="P1"/>
          </table:table-cell>
          <table:table-cell table:style-name="Таблица1.A2" office:value-type="string">
            <text:p text:style-name="P1"/>
          </table:table-cell>
          <table:table-cell table:style-name="Таблица1.A2" office:value-type="string">
            <text:p text:style-name="P1"/>
          </table:table-cell>
          <table:table-cell table:style-name="Таблица1.A2" office:value-type="string">
            <text:p text:style-name="P1"/>
          </table:table-cell>
          <table:table-cell table:style-name="Таблица1.A2" office:value-type="string">
            <text:p text:style-name="P1"/>
          </table:table-cell>
          <table:table-cell table:style-name="Таблица1.A2" office:value-type="string">
            <text:p text:style-name="P1"/>
          </table:table-cell>
          <table:table-cell table:style-name="Таблица1.A2" office:value-type="string">
            <text:p text:style-name="P1"/>
          </table:table-cell>
          <table:table-cell table:style-name="Таблица1.I2" office:value-type="string">
            <text:p text:style-name="P1"/>
          </table:table-cell>
        </table:table-row>
        <table:table-row>
          <table:table-cell table:style-name="Таблица1.A2" office:value-type="string">
            <text:p text:style-name="P1"/>
          </table:table-cell>
          <table:table-cell table:style-name="Таблица1.A2" office:value-type="string">
            <text:p text:style-name="P1"/>
          </table:table-cell>
          <table:table-cell table:style-name="Таблица1.A2" office:value-type="string">
            <text:p text:style-name="P1"/>
          </table:table-cell>
          <table:table-cell table:style-name="Таблица1.A2" office:value-type="string">
            <text:p text:style-name="P1"/>
          </table:table-cell>
          <table:table-cell table:style-name="Таблица1.A2" office:value-type="string">
            <text:p text:style-name="P1"/>
          </table:table-cell>
          <table:table-cell table:style-name="Таблица1.A2" office:value-type="string">
            <text:p text:style-name="P1"/>
          </table:table-cell>
          <table:table-cell table:style-name="Таблица1.A2" office:value-type="string">
            <text:p text:style-name="P1"/>
          </table:table-cell>
          <table:table-cell table:style-name="Таблица1.A2" office:value-type="string">
            <text:p text:style-name="P1"/>
          </table:table-cell>
          <table:table-cell table:style-name="Таблица1.I2" office:value-type="string">
            <text:p text:style-name="P1"/>
          </table:table-cell>
        </table:table-row>
        <table:table-row>
          <table:table-cell table:style-name="Таблица1.A2" office:value-type="string">
            <text:p text:style-name="P1"/>
          </table:table-cell>
          <table:table-cell table:style-name="Таблица1.A2" office:value-type="string">
            <text:p text:style-name="P1"/>
          </table:table-cell>
          <table:table-cell table:style-name="Таблица1.A2" office:value-type="string">
            <text:p text:style-name="P1"/>
          </table:table-cell>
          <table:table-cell table:style-name="Таблица1.A2" office:value-type="string">
            <text:p text:style-name="P1"/>
          </table:table-cell>
          <table:table-cell table:style-name="Таблица1.A2" office:value-type="string">
            <text:p text:style-name="P1"/>
          </table:table-cell>
          <table:table-cell table:style-name="Таблица1.A2" office:value-type="string">
            <text:p text:style-name="P1"/>
          </table:table-cell>
          <table:table-cell table:style-name="Таблица1.A2" office:value-type="string">
            <text:p text:style-name="P1"/>
          </table:table-cell>
          <table:table-cell table:style-name="Таблица1.A2" office:value-type="string">
            <text:p text:style-name="P1"/>
          </table:table-cell>
          <table:table-cell table:style-name="Таблица1.I2" office:value-type="string">
            <text:p text:style-name="P1"/>
          </table:table-cell>
        </table:table-row>
        <table:table-row>
          <table:table-cell table:style-name="Таблица1.A2" office:value-type="string">
            <text:p text:style-name="P1"/>
          </table:table-cell>
          <table:table-cell table:style-name="Таблица1.A2" office:value-type="string">
            <text:p text:style-name="P1"/>
          </table:table-cell>
          <table:table-cell table:style-name="Таблица1.A2" office:value-type="string">
            <text:p text:style-name="P1"/>
          </table:table-cell>
          <table:table-cell table:style-name="Таблица1.A2" office:value-type="string">
            <text:p text:style-name="P1"/>
          </table:table-cell>
          <table:table-cell table:style-name="Таблица1.A2" office:value-type="string">
            <text:p text:style-name="P1"/>
          </table:table-cell>
          <table:table-cell table:style-name="Таблица1.A2" office:value-type="string">
            <text:p text:style-name="P1"/>
          </table:table-cell>
          <table:table-cell table:style-name="Таблица1.A2" office:value-type="string">
            <text:p text:style-name="P1"/>
          </table:table-cell>
          <table:table-cell table:style-name="Таблица1.A2" office:value-type="string">
            <text:p text:style-name="P1"/>
          </table:table-cell>
          <table:table-cell table:style-name="Таблица1.I2" office:value-type="string">
            <text:p text:style-name="P1"/>
          </table:table-cell>
        </table:table-row>
        <table:table-row>
          <table:table-cell table:style-name="Таблица1.A2" office:value-type="string">
            <text:p text:style-name="P1"/>
          </table:table-cell>
          <table:table-cell table:style-name="Таблица1.A2" office:value-type="string">
            <text:p text:style-name="P1"/>
          </table:table-cell>
          <table:table-cell table:style-name="Таблица1.A2" office:value-type="string">
            <text:p text:style-name="P1"/>
          </table:table-cell>
          <table:table-cell table:style-name="Таблица1.A2" office:value-type="string">
            <text:p text:style-name="P1"/>
          </table:table-cell>
          <table:table-cell table:style-name="Таблица1.A2" office:value-type="string">
            <text:p text:style-name="P1"/>
          </table:table-cell>
          <table:table-cell table:style-name="Таблица1.A2" office:value-type="string">
            <text:p text:style-name="P1"/>
          </table:table-cell>
          <table:table-cell table:style-name="Таблица1.A2" office:value-type="string">
            <text:p text:style-name="P1"/>
          </table:table-cell>
          <table:table-cell table:style-name="Таблица1.A2" office:value-type="string">
            <text:p text:style-name="P1"/>
          </table:table-cell>
          <table:table-cell table:style-name="Таблица1.I2" office:value-type="string">
            <text:p text:style-name="P1"/>
          </table:table-cell>
        </table:table-row>
        <table:table-row>
          <table:table-cell table:style-name="Таблица1.A2" office:value-type="string">
            <text:p text:style-name="P1"/>
          </table:table-cell>
          <table:table-cell table:style-name="Таблица1.A2" office:value-type="string">
            <text:p text:style-name="P1"/>
          </table:table-cell>
          <table:table-cell table:style-name="Таблица1.A2" office:value-type="string">
            <text:p text:style-name="P1"/>
          </table:table-cell>
          <table:table-cell table:style-name="Таблица1.A2" office:value-type="string">
            <text:p text:style-name="P1"/>
          </table:table-cell>
          <table:table-cell table:style-name="Таблица1.A2" office:value-type="string">
            <text:p text:style-name="P1"/>
          </table:table-cell>
          <table:table-cell table:style-name="Таблица1.A2" office:value-type="string">
            <text:p text:style-name="P1"/>
          </table:table-cell>
          <table:table-cell table:style-name="Таблица1.A2" office:value-type="string">
            <text:p text:style-name="P1"/>
          </table:table-cell>
          <table:table-cell table:style-name="Таблица1.A2" office:value-type="string">
            <text:p text:style-name="P1"/>
          </table:table-cell>
          <table:table-cell table:style-name="Таблица1.I2" office:value-type="string">
            <text:p text:style-name="P1"/>
          </table:table-cell>
        </table:table-row>
      </table:table>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0-11-02T20:36:47.32</dc:date>
    <meta:generator>OpenOffice/4.1.5$Win32 OpenOffice.org_project/415m1$Build-9789</meta:generator>
    <meta:editing-duration>P1DT44M29S</meta:editing-duration>
    <meta:editing-cycles>36</meta:editing-cycles>
    <meta:document-statistic meta:table-count="1" meta:image-count="0" meta:object-count="0" meta:page-count="29" meta:paragraph-count="888" meta:word-count="7495" meta:character-count="49383"/>
  </office:meta>
</office:document-meta>
</file>